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나눔고딕1" svg:font-family="나눔고딕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  <style:paragraph-properties style:writing-mode="lr-tb"/>
    </style:style>
    <style:style style:name="gr2" style:family="graphic" style:parent-style-name="standard">
      <style:graphic-properties draw:fill="solid" draw:fill-color="#ffffff" draw:textarea-vertical-align="middle" draw:fit-to-size="true" style:shrink-to-fit="false"/>
      <style:paragraph-properties style:writing-mode="lr-tb"/>
    </style:style>
    <style:style style:name="gr3" style:family="graphic" style:parent-style-name="standard">
      <style:graphic-properties draw:fill="solid" draw:fill-color="#81d41a" draw:textarea-vertical-align="middl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10.7cm"/>
      <style:paragraph-properties style:writing-mode="lr-tb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solid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5cm"/>
      <style:paragraph-properties style:writing-mode="lr-tb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solid" draw:fill-color="#ffffff" draw:textarea-vertical-align="botto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9.5cm"/>
      <style:paragraph-properties style:writing-mode="lr-tb"/>
    </style:style>
    <style:style style:name="gr9" style:family="graphic" style:parent-style-name="standard">
      <style:graphic-properties draw:fill="solid" draw:fill-color="#81d41a" draw:textarea-horizontal-align="justify" draw:textarea-vertical-align="middle" draw:auto-grow-height="false" fo:min-height="3.05cm" fo:min-width="8.4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solid" draw:fill-color="#ffffff" draw:textarea-horizontal-align="left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81d41a" draw:textarea-horizontal-align="justify" draw:textarea-vertical-align="middle" draw:auto-grow-height="false" fo:min-height="2.75cm" fo:min-width="9.5cm"/>
      <style:paragraph-properties style:writing-mode="lr-tb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solid" draw:fill-color="#ffffff" draw:textarea-vertical-align="middle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true" fo:min-height="0cm" fo:min-width="0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9.5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solid" draw:fill-color="#ffffff" draw:textarea-horizontal-align="right" draw:textarea-vertical-align="botto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draw:marker-start-width="0.35cm" draw:marker-end="Arrow" draw:marker-end-width="0.45cm" draw:fill="solid" draw:fill-color="#ffffff" draw:textarea-horizontal-align="left" draw:textarea-vertical-align="top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solid" draw:fill-color="#ffffff" draw:textarea-horizontal-align="left" draw:textarea-vertical-align="botto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fill="solid" draw:fill-color="#81d41a" draw:textarea-horizontal-align="justify" draw:textarea-vertical-align="middle" draw:auto-grow-height="false" fo:min-height="2.45cm" fo:min-width="9.5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4cm" fo:min-width="3.632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2.45cm" fo:min-width="9.5cm"/>
      <style:paragraph-properties style:writing-mode="lr-tb"/>
    </style:style>
    <style:style style:name="gr22" style:family="graphic" style:parent-style-name="objectwithoutfill">
      <style:graphic-properties svg:stroke-width="0.1cm" draw:marker-start-width="0.35cm" draw:marker-end="Arrow" draw:marker-end-width="0.45cm" draw:fill="solid" draw:fill-color="#ffffff" draw:textarea-horizontal-align="right" draw:textarea-vertical-align="bottom" fo:padding-top="0.175cm" fo:padding-bottom="0.175cm" fo:padding-left="0.3cm" fo:padding-right="0.3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2.15cm" fo:min-width="9.5cm"/>
      <style:paragraph-properties style:writing-mode="lr-tb"/>
    </style:style>
    <style:style style:name="gr24" style:family="graphic" style:parent-style-name="objectwithoutfill">
      <style:graphic-properties svg:stroke-width="0.1cm" draw:marker-start-width="0.35cm" draw:marker-end="Arrow" draw:marker-end-width="0.45cm" draw:fill="solid" draw:fill-color="#ffffff" draw:textarea-horizontal-align="center" draw:textarea-vertical-align="botto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4.5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.4cm" fo:min-width="4.396cm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9.5cm"/>
      <style:paragraph-properties style:writing-mode="lr-tb"/>
    </style:style>
    <style:style style:name="gr29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2.55cm" fo:min-width="10cm"/>
      <style:paragraph-properties style:writing-mode="lr-tb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4.75cm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8.2cm"/>
      <style:paragraph-properties style:writing-mode="lr-tb"/>
    </style:style>
    <style:style style:name="gr32" style:family="graphic" style:parent-style-name="objectwithoutfill">
      <style:graphic-properties svg:stroke-width="0.1cm" draw:marker-start-width="0.35cm" draw:marker-end="Arrow" draw:marker-end-width="0.45cm" draw:fill="solid" draw:fill-color="#ffffff" draw:textarea-horizontal-align="left" draw:textarea-vertical-align="bottom" fo:padding-top="0.175cm" fo:padding-bottom="0.175cm" fo:padding-left="0.3cm" fo:padding-right="0.3cm"/>
    </style:style>
    <style:style style:name="gr33" style:family="graphic" style:parent-style-name="standard">
      <style:graphic-properties draw:stroke="dash" draw:stroke-dash="Double_20_Dash" svg:stroke-color="#000000" draw:marker-end="Arrow_20_short" draw:marker-end-width="0.5cm" draw:fill="solid" draw:fill-color="#ffffff" draw:textarea-vertical-align="middle"/>
    </style:style>
    <style:style style:name="gr34" style:family="graphic" style:parent-style-name="standard">
      <style:graphic-properties draw:stroke="dash" draw:stroke-dash="Double_20_Dash" svg:stroke-color="#000000" draw:marker-end="Arrow_20_short" draw:marker-end-width="0.4cm" draw:fill="solid" draw:fill-color="#ffffff" draw:textarea-vertical-align="middle"/>
    </style:style>
    <style:style style:name="gr35" style:family="graphic" style:parent-style-name="objectwithoutfill">
      <style:graphic-properties draw:stroke="dash" draw:stroke-dash="Double_20_Dash" draw:marker-start="Arrow_20_short" draw:marker-start-width="0.5cm" draw:marker-end="" draw:marker-end-width="0.3cm" draw:fill="solid" draw:fill-color="#ffffff" draw:textarea-vertical-align="middle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1.5cm" fo:min-width="4.5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9.5cm" fo:wrap-option="no-wrap"/>
      <style:paragraph-properties style:writing-mode="lr-tb"/>
    </style:style>
    <style:style style:name="gr38" style:family="graphic" style:parent-style-name="objectwithoutfill">
      <style:graphic-properties svg:stroke-width="0.1cm" draw:marker-start-width="0.35cm" draw:marker-end="화살촉_20_1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ffff38" draw:textarea-horizontal-align="justify" draw:textarea-vertical-align="middle" draw:auto-grow-height="false" fo:min-height="1.654cm" fo:min-width="9.5cm"/>
      <style:paragraph-properties style:writing-mode="lr-tb"/>
    </style:style>
    <style:style style:name="gr40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1.654cm" fo:min-width="10.362cm"/>
      <style:paragraph-properties style:writing-mode="lr-tb"/>
    </style:style>
    <style:style style:name="gr41" style:family="graphic" style:parent-style-name="standard">
      <style:graphic-properties draw:fill="solid" draw:fill-color="#ffff38" draw:textarea-horizontal-align="justify" draw:textarea-vertical-align="middle" draw:auto-grow-height="false" fo:min-height="1.654cm" fo:min-width="9.7cm"/>
      <style:paragraph-properties style:writing-mode="lr-tb"/>
    </style:style>
    <style:style style:name="gr42" style:family="graphic" style:parent-style-name="standard">
      <style:graphic-properties draw:fill="solid" draw:fill-color="#ffff38" draw:textarea-horizontal-align="justify" draw:textarea-vertical-align="middle" draw:auto-grow-height="false" fo:min-height="1.654cm" fo:min-width="4.4cm"/>
      <style:paragraph-properties style:writing-mode="lr-tb"/>
    </style:style>
    <style:style style:name="gr43" style:family="graphic" style:parent-style-name="standard">
      <style:graphic-properties draw:fill="solid" draw:fill-color="#ffff38" draw:textarea-horizontal-align="justify" draw:textarea-vertical-align="middle" draw:auto-grow-height="false" fo:min-height="1.37cm" fo:min-width="4.1cm"/>
      <style:paragraph-properties style:writing-mode="lr-tb"/>
    </style:style>
    <style:style style:name="gr44" style:family="graphic" style:parent-style-name="standard">
      <style:graphic-properties draw:fill="solid" draw:fill-color="#ffff38" draw:textarea-horizontal-align="justify" draw:textarea-vertical-align="middle" draw:auto-grow-height="false" fo:min-height="1.464cm" fo:min-width="3.3cm"/>
      <style:paragraph-properties style:writing-mode="lr-tb"/>
    </style:style>
    <style:style style:name="gr45" style:family="graphic" style:parent-style-name="standard">
      <style:graphic-properties draw:fill="solid" draw:fill-color="#ffff38" draw:textarea-horizontal-align="justify" draw:textarea-vertical-align="middle" draw:auto-grow-height="false" fo:min-height="1.37cm" fo:min-width="5.7cm"/>
      <style:paragraph-properties style:writing-mode="lr-tb"/>
    </style:style>
    <style:style style:name="gr46" style:family="graphic" style:parent-style-name="standard">
      <style:graphic-properties draw:fill="solid" draw:fill-color="#ffff38" draw:textarea-horizontal-align="justify" draw:textarea-vertical-align="middle" draw:auto-grow-height="false" fo:min-height="1.75cm" fo:min-width="5.5cm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draw:stroke="dash" draw:stroke-dash="Double_20_Dash" draw:marker-end="화살촉_20_3" draw:marker-end-width="0.4cm" draw:fill="none" draw:textarea-vertical-align="middle"/>
    </style:style>
    <style:style style:name="gr49" style:family="graphic" style:parent-style-name="objectwithoutfill">
      <style:graphic-properties draw:stroke="dash" draw:stroke-dash="Double_20_Dash" draw:marker-end="화살촉_20_4" draw:marker-end-width="0.4cm" draw:fill="none" draw:textarea-vertical-align="middle"/>
    </style:style>
    <style:style style:name="gr50" style:family="graphic" style:parent-style-name="objectwithoutfill">
      <style:graphic-properties draw:stroke="dash" draw:stroke-dash="Double_20_Dash" draw:marker-end="화살촉_20_5" draw:marker-end-width="0.4cm" draw:fill="none" draw:textarea-vertical-align="middle"/>
    </style:style>
    <style:style style:name="gr51" style:family="graphic" style:parent-style-name="objectwithoutfill">
      <style:graphic-properties draw:stroke="dash" draw:stroke-dash="Long_20_Dash" draw:marker-end="화살촉_20_6" draw:marker-end-width="0.4cm" draw:fill="none" draw:textarea-vertical-align="middle"/>
    </style:style>
    <style:style style:name="gr52" style:family="graphic" style:parent-style-name="objectwithoutfill">
      <style:graphic-properties draw:stroke="dash" draw:stroke-dash="Double_20_Dash" draw:marker-end="화살촉_20_7" draw:marker-end-width="0.4cm" draw:fill="none" draw:textarea-vertical-align="middle"/>
    </style:style>
    <style:style style:name="gr53" style:family="graphic" style:parent-style-name="objectwithoutfill">
      <style:graphic-properties draw:stroke="dash" draw:stroke-dash="Double_20_Dash" draw:marker-end="화살촉_20_8" draw:marker-end-width="0.4cm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2.05cm" fo:min-width="9.5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56" style:family="graphic" style:parent-style-name="objectwithoutfill">
      <style:graphic-properties svg:stroke-width="0.1cm" draw:marker-start-width="0.35cm" draw:marker-end="화살촉_20_9" draw:marker-end-width="0.4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draw:marker-start-width="0.35cm" draw:marker-end="화살촉_20_10" draw:marker-end-width="0.45cm" draw:fill="none" draw:textarea-vertical-align="bottom" fo:padding-top="0.175cm" fo:padding-bottom="0.175cm" fo:padding-left="0.3cm" fo:padding-right="0.3cm"/>
      <style:paragraph-properties style:writing-mode="lr-tb"/>
    </style:style>
    <style:style style:name="gr58" style:family="graphic" style:parent-style-name="objectwithoutfill">
      <style:graphic-properties svg:stroke-width="0.1cm" draw:marker-start-width="0.35cm" draw:marker-end="화살촉_20_11" draw:marker-end-width="0.45cm" draw:fill="none" draw:textarea-horizontal-align="left" draw:textarea-vertical-align="top" fo:padding-top="0cm" fo:padding-bottom="0cm" fo:padding-left="0cm" fo:padding-right="3cm"/>
    </style:style>
    <style:style style:name="gr59" style:family="graphic" style:parent-style-name="objectwithoutfill">
      <style:graphic-properties draw:stroke="dash" draw:stroke-dash="Double_20_Dash" draw:marker-end="화살촉_20_12" draw:marker-end-width="0.4cm" draw:fill="none" draw:textarea-vertical-align="middle"/>
    </style:style>
    <style:style style:name="gr60" style:family="graphic" style:parent-style-name="objectwithoutfill">
      <style:graphic-properties draw:stroke="dash" draw:stroke-dash="Double_20_Dash" draw:marker-end="화살촉_20_13" draw:marker-end-width="0.4cm" draw:fill="none" draw:textarea-vertical-align="middle"/>
    </style:style>
    <style:style style:name="gr61" style:family="graphic" style:parent-style-name="objectwithoutfill">
      <style:graphic-properties draw:stroke="dash" draw:stroke-dash="Double_20_Dash" draw:marker-end="화살촉_20_15" draw:marker-end-width="0.4cm" draw:fill="none" draw:textarea-vertical-align="middle"/>
    </style:style>
    <style:style style:name="gr62" style:family="graphic" style:parent-style-name="objectwithoutfill">
      <style:graphic-properties draw:stroke="dash" draw:stroke-dash="Double_20_Dash" draw:marker-end="화살촉_20_16" draw:marker-end-width="0.4cm" draw:fill="none" draw:textarea-vertical-align="middle"/>
    </style:style>
    <style:style style:name="gr63" style:family="graphic" style:parent-style-name="objectwithoutfill">
      <style:graphic-properties draw:stroke="dash" draw:stroke-dash="Double_20_Dash" draw:marker-end="화살촉_20_18" draw:marker-end-width="0.4cm" draw:fill="none" draw:textarea-vertical-align="middle"/>
    </style:style>
    <style:style style:name="gr64" style:family="graphic" style:parent-style-name="objectwithoutfill">
      <style:graphic-properties draw:stroke="dash" draw:stroke-dash="Double_20_Dash" draw:marker-end="화살촉_20_19" draw:marker-end-width="0.4cm" draw:fill="none" draw:textarea-vertical-align="middle"/>
    </style:style>
    <style:style style:name="gr65" style:family="graphic" style:parent-style-name="objectwithoutfill">
      <style:graphic-properties draw:stroke="dash" draw:stroke-dash="Double_20_Dash" draw:marker-end="화살촉_20_20" draw:marker-end-width="0.4cm" draw:fill="none" draw:textarea-vertical-align="middle"/>
    </style:style>
    <style:style style:name="gr66" style:family="graphic" style:parent-style-name="objectwithoutfill">
      <style:graphic-properties draw:stroke="dash" draw:stroke-dash="Double_20_Dash" draw:marker-end="화살촉_20_21" draw:marker-end-width="0.4cm" draw:fill="none" draw:textarea-vertical-align="middle"/>
    </style:style>
    <style:style style:name="gr67" style:family="graphic" style:parent-style-name="objectwithoutfill">
      <style:graphic-properties draw:stroke="dash" draw:stroke-dash="Double_20_Dash" draw:marker-end="화살촉_20_22" draw:marker-end-width="0.4cm" draw:fill="none" draw:textarea-vertical-align="middle"/>
    </style:style>
    <style:style style:name="gr68" style:family="graphic" style:parent-style-name="objectwithoutfill">
      <style:graphic-properties draw:stroke="dash" draw:stroke-dash="Double_20_Dash" draw:marker-end="화살촉_20_23" draw:marker-end-width="0.4cm" draw:fill="none" draw:textarea-vertical-align="middle"/>
    </style:style>
    <style:style style:name="gr69" style:family="graphic" style:parent-style-name="objectwithoutfill">
      <style:graphic-properties draw:stroke="dash" draw:stroke-dash="Double_20_Dash" draw:marker-end="화살촉_20_24" draw:marker-end-width="0.4cm" draw:fill="none" draw:textarea-vertical-align="middle"/>
    </style:style>
    <style:style style:name="gr70" style:family="graphic" style:parent-style-name="objectwithoutfill">
      <style:graphic-properties draw:stroke="dash" draw:stroke-dash="Double_20_Dash" draw:marker-end="화살촉_20_26" draw:marker-end-width="0.4cm" draw:fill="none" draw:textarea-vertical-align="middle"/>
    </style:style>
    <style:style style:name="gr71" style:family="graphic" style:parent-style-name="objectwithoutfill">
      <style:graphic-properties draw:stroke="dash" draw:stroke-dash="Double_20_Dash" draw:marker-end="화살촉_20_27" draw:marker-end-width="0.4cm" draw:fill="none" draw:textarea-vertical-align="middle"/>
    </style:style>
    <style:style style:name="gr72" style:family="graphic" style:parent-style-name="objectwithoutfill">
      <style:graphic-properties draw:stroke="dash" draw:stroke-dash="Double_20_Dash" draw:marker-end="화살촉_20_29" draw:marker-end-width="0.4cm" draw:fill="none" draw:textarea-vertical-align="middle"/>
    </style:style>
    <style:style style:name="gr73" style:family="graphic" style:parent-style-name="objectwithoutfill">
      <style:graphic-properties draw:stroke="dash" draw:stroke-dash="Double_20_Dash" draw:marker-end="화살촉_20_30" draw:marker-end-width="0.4cm" draw:fill="none" draw:textarea-vertical-align="middle"/>
    </style:style>
    <style:style style:name="gr74" style:family="graphic" style:parent-style-name="standard">
      <style:graphic-properties draw:textarea-horizontal-align="justify" draw:textarea-vertical-align="middle" draw:auto-grow-height="false" fo:min-height="1.75cm" fo:min-width="9.5cm"/>
      <style:paragraph-properties style:writing-mode="lr-tb"/>
    </style:style>
    <style:style style:name="gr75" style:family="graphic" style:parent-style-name="objectwithoutfill">
      <style:graphic-properties svg:stroke-width="0.1cm" draw:marker-start-width="0.35cm" draw:marker-end="화살촉_20_31" draw:marker-end-width="0.45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cm" draw:marker-start-width="0.35cm" draw:marker-end="화살촉_20_32" draw:marker-end-width="0.45cm" draw:fill="none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svg:stroke-width="0.1cm" draw:marker-start-width="0.35cm" draw:marker-end="화살촉_20_33" draw:marker-end-width="0.45cm" draw:fill="none" draw:textarea-vertical-align="middle" fo:padding-top="0.175cm" fo:padding-bottom="0.175cm" fo:padding-left="0.3cm" fo:padding-right="0.3cm"/>
    </style:style>
    <style:style style:name="gr78" style:family="graphic" style:parent-style-name="objectwithoutfill">
      <style:graphic-properties svg:stroke-width="0.1cm" draw:marker-start-width="0.35cm" draw:marker-end="화살촉_20_34" draw:marker-end-width="0.45cm" draw:fill="none" draw:textarea-vertical-align="top" fo:padding-top="0.175cm" fo:padding-bottom="0.175cm" fo:padding-left="0.3cm" fo:padding-right="0.3cm"/>
      <style:paragraph-properties style:writing-mode="lr-tb"/>
    </style:style>
    <style:style style:name="gr79" style:family="graphic" style:parent-style-name="objectwithoutfill">
      <style:graphic-properties draw:stroke="dash" draw:stroke-dash="Double_20_Dash" draw:marker-end="화살촉_20_36" draw:marker-end-width="0.4cm" draw:fill="none" draw:textarea-vertical-align="middle"/>
    </style:style>
    <style:style style:name="gr80" style:family="graphic" style:parent-style-name="objectwithoutfill">
      <style:graphic-properties svg:stroke-width="0.1cm" draw:marker-start-width="0.35cm" draw:marker-end="화살촉_20_38" draw:marker-end-width="0.45cm" draw:fill="none" draw:textarea-vertical-align="middle" fo:padding-top="0.175cm" fo:padding-bottom="0.175cm" fo:padding-left="0.3cm" fo:padding-right="0.3cm"/>
    </style:style>
    <style:style style:name="gr81" style:family="graphic" style:parent-style-name="objectwithoutfill">
      <style:graphic-properties draw:marker-end="화살촉_20_39" draw:marker-end-width="0.3cm" draw:fill="none" draw:textarea-vertical-align="middle"/>
    </style:style>
    <style:style style:name="gr82" style:family="graphic" style:parent-style-name="objectwithoutfill">
      <style:graphic-properties draw:stroke="dash" draw:stroke-dash="Long_20_Dash" draw:marker-end="화살촉_20_41" draw:marker-end-width="0.3cm" draw:fill="none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0.6cm" fo:min-width="1.25cm"/>
    </style:style>
    <style:style style:name="gr84" style:family="graphic" style:parent-style-name="standard">
      <style:graphic-properties draw:textarea-horizontal-align="justify" draw:textarea-vertical-align="middle" draw:auto-grow-height="false" fo:min-height="1.05cm" fo:min-width="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63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/>
      <style:paragraph-properties style:writing-mode="lr-tb"/>
    </style:style>
    <style:style style:name="co1" style:family="table-column">
      <style:table-column-properties style:column-width="4.489cm" style:use-optimal-column-width="false"/>
    </style:style>
    <style:style style:name="co2" style:family="table-column">
      <style:table-column-properties style:column-width="5.568cm" style:use-optimal-column-width="false"/>
    </style:style>
    <style:style style:name="co3" style:family="table-column">
      <style:table-column-properties style:column-width="14.051cm" style:use-optimal-column-width="false"/>
    </style:style>
    <style:style style:name="ro1" style:family="table-row">
      <style:table-row-properties style:row-height="1.355cm" style:use-optimal-row-height="false"/>
    </style:style>
    <style:style style:name="ro2" style:family="table-row">
      <style:table-row-properties style:row-height="2.53cm" style:use-optimal-row-height="false"/>
    </style:style>
    <style:style style:name="ro3" style:family="table-row">
      <style:table-row-properties style:row-height="2.532cm" style:use-optimal-row-height="false"/>
    </style:style>
    <style:style style:name="ce1" style:family="table-cell">
      <loext:graphic-properties draw:fill="solid" draw:fill-color="#ffbf00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81d41a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38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1" style:family="paragraph">
      <loext:graphic-properties draw:fill="solid" draw:fill-color="#ffff38"/>
      <style:paragraph-properties fo:text-align="center" style:writing-mode="lr-tb"/>
      <style:text-properties fo:font-style="normal" style:font-style-asian="normal" style:font-style-complex="normal"/>
    </style:style>
    <style:style style:name="P12" style:family="paragraph">
      <loext:graphic-properties draw:fill="solid" draw:fill-color="#ffff38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rect draw:style-name="gr1" draw:text-style-name="P2" xml:id="id2" draw:id="id2" draw:layer="layout" svg:width="10cm" svg:height="2cm" svg:x="110.682cm" svg:y="51.807cm">
          <text:p text:style-name="P1">불을 화면의 중앙에 </text:p>
          <text:p text:style-name="P1">맞추는 비행을 한다</text:p>
        </draw:rect>
        <draw:rect draw:style-name="gr2" draw:text-style-name="P2" xml:id="id59" draw:id="id59" draw:layer="layout" svg:width="10cm" svg:height="2cm" svg:x="35.471cm" svg:y="57.085cm">
          <text:p text:style-name="P1">처음 시작점으로 되돌아 오는 비행</text:p>
          <text:p text:style-name="P1">노드를 활성화하는 파라미터를 설정한다</text:p>
        </draw:rect>
        <draw:rect draw:style-name="gr1" draw:text-style-name="P2" xml:id="id8" draw:id="id8" draw:layer="layout" svg:width="10cm" svg:height="2cm" svg:x="110.682cm" svg:y="66.74cm">
          <text:p text:style-name="P1">화재 경보를 알리는</text:p>
          <text:p text:style-name="P1">파라미터를 설정한다</text:p>
        </draw:rect>
        <draw:rect draw:style-name="gr1" draw:text-style-name="P2" xml:id="id73" draw:id="id73" draw:layer="layout" svg:width="10cm" svg:height="2cm" svg:x="35.471cm" svg:y="23.876cm">
          <text:p text:style-name="P1">화재 인식 코드를 활성화하도록</text:p>
          <text:p text:style-name="P1">파라미터 값을 설정한다</text:p>
        </draw:rect>
        <draw:rect draw:style-name="gr3" draw:text-style-name="P3" xml:id="id24" draw:id="id24" draw:layer="layout" svg:width="10.5cm" svg:height="2.8cm" svg:x="35.221cm" svg:y="7.85cm">
          <text:p text:style-name="P1">사용자가 지정한 GPS로 </text:p>
          <text:p text:style-name="P1">비행하는 노드</text:p>
          <text:p text:style-name="P1">(fly_to_target)</text:p>
        </draw:rect>
        <draw:rect draw:style-name="gr3" draw:text-style-name="P3" xml:id="id26" draw:id="id26" draw:layer="layout" svg:width="10cm" svg:height="2cm" svg:x="100.008cm" svg:y="8.25cm">
          <text:p text:style-name="P1">화재를 인식하는 노드</text:p>
          <text:p text:style-name="P1">(fire_detector)</text:p>
        </draw:rect>
        <draw:rect draw:style-name="gr3" draw:text-style-name="P3" xml:id="id68" draw:id="id68" draw:layer="layout" svg:width="10cm" svg:height="2.1cm" svg:x="139.397cm" svg:y="8.2cm">
          <text:p text:style-name="P1">화재 경보를 알리는</text:p>
          <text:p text:style-name="P1">노드(‘play_alarm’)</text:p>
        </draw:rect>
        <draw:custom-shape draw:style-name="gr4" draw:text-style-name="P2" xml:id="id23" draw:id="id23" draw:layer="layout" svg:width="11.2cm" svg:height="2.1cm" svg:x="77.828cm" svg:y="2.5cm">
          <draw:glue-point draw:id="8" svg:x="-2.321cm" svg:y="5cm"/>
          <draw:glue-point draw:id="9" svg:x="3.672cm" svg:y="0.002cm" draw:align="bottom"/>
          <draw:glue-point draw:id="10" svg:x="5cm" svg:y="2.142cm"/>
          <draw:glue-point draw:id="11" svg:x="5cm" svg:y="2.142cm"/>
          <draw:glue-point draw:id="12" svg:x="1.85cm" svg:y="5cm"/>
          <text:p text:style-name="P4">노드(Node)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1" draw:text-style-name="P2" xml:id="id1" draw:id="id1" draw:layer="layout" svg:width="10cm" svg:height="2cm" svg:x="110.682cm" svg:y="47.764cm">
          <text:p text:style-name="P1">순찰 비행을 종료한다</text:p>
        </draw:rect>
        <draw:connector draw:style-name="gr5" draw:text-style-name="P5" draw:layer="layout" draw:type="line" svg:x1="115.682cm" svg:y1="49.764cm" svg:x2="115.682cm" svg:y2="51.807cm" draw:start-shape="id1" draw:start-glue-point="2" draw:end-shape="id2" draw:end-glue-point="0" svg:d="M115682 49764v2043" svg:viewBox="0 0 1 2044">
          <text:p/>
        </draw:connector>
        <draw:rect draw:style-name="gr1" draw:text-style-name="P2" xml:id="id14" draw:id="id14" draw:layer="layout" svg:width="10cm" svg:height="2.4cm" svg:x="57.501cm" svg:y="50.523cm">
          <text:p text:style-name="P1">목표 지점으로 비행한다</text:p>
        </draw:rect>
        <draw:rect draw:style-name="gr1" draw:text-style-name="P2" xml:id="id3" draw:id="id3" draw:layer="layout" svg:width="10cm" svg:height="3cm" svg:x="156.489cm" svg:y="32.045cm">
          <text:p text:style-name="P1">베터리의 잔량을 확인하고</text:p>
          <text:p text:style-name="P1">출력하는 코드를 실행한다</text:p>
        </draw:rect>
        <draw:custom-shape draw:style-name="gr6" draw:text-style-name="P2" xml:id="id4" draw:id="id4" draw:layer="layout" svg:width="10cm" svg:height="3cm" svg:x="156.489cm" svg:y="38.082cm">
          <text:p text:style-name="P4">베터리의 잔량이 부족한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161.489cm" svg:y1="35.045cm" svg:x2="161.489cm" svg:y2="38.082cm" draw:start-shape="id3" draw:start-glue-point="2" draw:end-shape="id4" draw:end-glue-point="4" svg:d="M161489 35045v3037" svg:viewBox="0 0 1 3038">
          <text:p/>
        </draw:connector>
        <draw:connector draw:style-name="gr7" draw:text-style-name="P2" draw:layer="layout" draw:line-skew="2.398cm" svg:x1="166.489cm" svg:y1="39.582cm" svg:x2="166.489cm" svg:y2="33.545cm" draw:start-shape="id4" draw:start-glue-point="7" draw:end-shape="id3" draw:end-glue-point="1" svg:d="M166489 39582h2900v-6037h-2900" svg:viewBox="0 0 2901 6038">
          <text:p text:style-name="P1">아니오</text:p>
        </draw:connector>
        <draw:custom-shape draw:style-name="gr8" draw:text-style-name="P2" xml:id="id63" draw:id="id63" draw:layer="layout" svg:width="10cm" svg:height="3cm" svg:x="156.489cm" svg:y="68.264cm">
          <text:p text:style-name="P4">순찰 비행 노드(fly_to_target)를</text:p>
          <text:p text:style-name="P4">종료한다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5" draw:id="id25" draw:layer="layout" svg:width="8.9cm" svg:height="3.3cm" svg:x="171.114cm" svg:y="7.6cm">
          <text:p text:style-name="P4">드론에게 x, y, th 등 좌표</text:p>
          <text:p text:style-name="P4">정보를 주는 코드를 실행한다</text:p>
          <text:p text:style-name="P4">(bb2_pub_odom_pose)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10cm" svg:height="4cm" svg:x="110.682cm" svg:y="55.852cm">
          <text:p text:style-name="P4">화재를 화면의 </text:p>
          <text:p text:style-name="P4">중앙에 맞추었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115.682cm" svg:y1="53.807cm" svg:x2="115.682cm" svg:y2="55.852cm" draw:start-shape="id2" draw:start-glue-point="2" draw:end-shape="id5" draw:end-glue-point="4" svg:d="M115682 53807v2045" svg:viewBox="0 0 1 2046">
          <text:p/>
        </draw:connector>
        <draw:connector draw:style-name="gr5" draw:text-style-name="P2" draw:layer="layout" draw:type="line" svg:x1="115.682cm" svg:y1="59.852cm" svg:x2="115.682cm" svg:y2="62.196cm" draw:start-shape="id5" draw:start-glue-point="6" draw:end-shape="id6" draw:end-glue-point="0" svg:d="M115682 59852v2344" svg:viewBox="0 0 1 2345">
          <text:p/>
        </draw:connector>
        <draw:connector draw:style-name="gr11" draw:text-style-name="P2" draw:layer="layout" svg:x1="110.682cm" svg:y1="57.852cm" svg:x2="105.008cm" svg:y2="40.98cm" draw:start-shape="id5" draw:start-glue-point="5" draw:end-shape="id7" draw:end-glue-point="6" svg:d="M110682 57852h-5674v-16872" svg:viewBox="0 0 5675 16873">
          <text:p/>
        </draw:connector>
        <draw:connector draw:style-name="gr5" draw:text-style-name="P5" draw:layer="layout" draw:type="line" svg:x1="115.682cm" svg:y1="68.74cm" svg:x2="115.682cm" svg:y2="71.084cm" draw:start-shape="id8" draw:start-glue-point="2" draw:end-shape="id9" svg:d="M115682 68740v2344" svg:viewBox="0 0 1 2345">
          <text:p/>
        </draw:connector>
        <draw:custom-shape draw:style-name="gr12" draw:text-style-name="P3" xml:id="id27" draw:id="id27" draw:layer="layout" svg:width="10cm" svg:height="3cm" svg:x="156.489cm" svg:y="7.75cm">
          <text:p text:style-name="P4">사용자가 GPS 좌표를 입력받고</text:p>
          <text:p text:style-name="P4">베터리의 잔량을 확인하는</text:p>
          <text:p text:style-name="P4">노드(‘Battery_Level’)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10cm" svg:height="3cm" svg:x="156.489cm" svg:y="19.973cm">
          <text:p text:style-name="P4">사용자가 올바른</text:p>
          <text:p text:style-name="P4">좌표값을 입력했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11" draw:id="id11" draw:layer="layout" svg:width="10cm" svg:height="3cm" svg:x="156.489cm" svg:y="26.009cm">
          <draw:glue-point draw:id="4" svg:x="4.998cm" svg:y="-1.363cm"/>
          <draw:glue-point draw:id="5" svg:x="4.998cm" svg:y="0.636cm"/>
          <text:p text:style-name="P4">파라미터 서버에 좌표값을</text:p>
          <text:p text:style-name="P4">저장한다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161.489cm" svg:y1="22.973cm" svg:x2="161.489cm" svg:y2="26.009cm" draw:start-shape="id10" draw:start-glue-point="6" draw:end-shape="id11" draw:end-glue-point="0" svg:d="M161489 22973v3036" svg:viewBox="0 0 1 3037">
          <text:p text:style-name="P1">예</text:p>
        </draw:connector>
        <draw:custom-shape draw:style-name="gr10" draw:text-style-name="P2" xml:id="id12" draw:id="id12" draw:layer="layout" svg:width="10cm" svg:height="4cm" svg:x="57.501cm" svg:y="29.445cm">
          <text:p text:style-name="P4">파라미터 서버에 올바른</text:p>
          <text:p text:style-name="P4">좌표값이 있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draw:type="line" svg:x1="62.501cm" svg:y1="33.445cm" svg:x2="62.501cm" svg:y2="36.189cm" draw:start-shape="id12" draw:start-glue-point="6" draw:end-shape="id13" svg:d="M62501 33445v2744" svg:viewBox="0 0 1 2745">
          <text:p text:style-name="P1">예</text:p>
        </draw:connector>
        <draw:connector draw:style-name="gr5" draw:text-style-name="P5" draw:layer="layout" draw:type="line" svg:x1="62.501cm" svg:y1="52.923cm" svg:x2="62.501cm" svg:y2="55.368cm" draw:start-shape="id14" draw:start-glue-point="2" draw:end-shape="id15" draw:end-glue-point="4" svg:d="M62501 52923v2445" svg:viewBox="0 0 1 2446">
          <text:p/>
        </draw:connector>
        <draw:connector draw:style-name="gr5" draw:text-style-name="P2" draw:layer="layout" draw:type="line" svg:x1="62.501cm" svg:y1="57.768cm" svg:x2="62.501cm" svg:y2="60.813cm" draw:start-shape="id15" draw:start-glue-point="6" draw:end-shape="id16" draw:end-glue-point="0" svg:d="M62501 57768v3045" svg:viewBox="0 0 1 3046">
          <text:p/>
        </draw:connector>
        <draw:custom-shape draw:style-name="gr14" draw:text-style-name="P2" xml:id="id20" draw:id="id20" draw:layer="layout" svg:width="16.929cm" svg:height="4.31cm" svg:x="75.001cm" svg:y="44.296cm">
          <text:p text:style-name="P4">불을 최초로 발견한 시간과</text:p>
          <text:p text:style-name="P4">불을 발견하지 못한 시간은</text:p>
          <text:p text:style-name="P4">일정한 간격을 두고 있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17" draw:id="id17" draw:layer="layout" svg:width="10cm" svg:height="2cm" svg:x="110.682cm" svg:y="38.33cm">
          <text:p text:style-name="P4">불을 최초로 발견한</text:p>
          <text:p text:style-name="P4">시간(dtime)을 저장한다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09.14cm" svg:y1="39.33cm" svg:x2="110.682cm" svg:y2="39.33cm" draw:start-shape="id7" draw:end-shape="id17" draw:end-glue-point="3" svg:d="M109140 39330h1542" svg:viewBox="0 0 1543 1">
          <text:p/>
        </draw:connector>
        <draw:connector draw:style-name="gr16" draw:text-style-name="P2" draw:layer="layout" draw:type="line" svg:x1="100.876cm" svg:y1="39.33cm" svg:x2="97.769cm" svg:y2="39.324cm" draw:start-shape="id7" draw:start-glue-point="5" draw:end-shape="id18" draw:end-glue-point="1" svg:d="M100876 39330l-3107-6" svg:viewBox="0 0 3108 7">
          <text:p/>
        </draw:connector>
        <draw:connector draw:style-name="gr5" draw:text-style-name="P2" draw:layer="layout" draw:type="line" svg:x1="83.428cm" svg:y1="41.375cm" svg:x2="83.466cm" svg:y2="44.296cm" draw:start-shape="id19" draw:start-glue-point="6" draw:end-shape="id20" draw:end-glue-point="4" svg:d="M83428 41375l38 2921" svg:viewBox="0 0 39 2922">
          <text:p/>
        </draw:connector>
        <draw:custom-shape draw:style-name="gr15" draw:text-style-name="P2" xml:id="id22" draw:id="id22" draw:layer="layout" svg:width="10cm" svg:height="2cm" svg:x="100.008cm" svg:y="30.65cm">
          <draw:glue-point draw:id="4" svg:x="-5.001cm" svg:y="-2.365cm"/>
          <text:p text:style-name="P4">화재를 감지한다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type="line" svg:x1="105.008cm" svg:y1="25.617cm" svg:x2="105.008cm" svg:y2="30.65cm" draw:start-shape="id21" draw:start-glue-point="6" draw:end-shape="id22" draw:end-glue-point="0" svg:d="M105008 25617v5033" svg:viewBox="0 0 1 5034">
          <text:p text:style-name="P1">예</text:p>
        </draw:connector>
        <draw:connector draw:style-name="gr5" draw:text-style-name="P5" draw:layer="layout" draw:type="line" svg:x1="105.008cm" svg:y1="32.65cm" svg:x2="105.008cm" svg:y2="37.68cm" draw:start-shape="id22" draw:start-glue-point="2" draw:end-shape="id7" draw:end-glue-point="4" svg:d="M105008 32650v5030" svg:viewBox="0 0 1 5031">
          <text:p/>
        </draw:connector>
        <draw:connector draw:style-name="gr18" draw:text-style-name="P2" draw:layer="layout" draw:line-skew="-2.69cm" svg:x1="75.001cm" svg:y1="46.451cm" svg:x2="100.008cm" svg:y2="31.177cm" draw:start-shape="id20" draw:start-glue-point="5" draw:end-shape="id22" draw:end-glue-point="4" svg:d="M75001 46451h-3192v-15274h28199" svg:viewBox="0 0 28200 15275">
          <text:p text:style-name="P1">아니오</text:p>
        </draw:connector>
        <draw:connector draw:style-name="gr18" draw:text-style-name="P2" draw:layer="layout" svg:x1="83.428cm" svg:y1="37.375cm" svg:x2="100.008cm" svg:y2="31.65cm" draw:start-shape="id19" draw:start-glue-point="4" draw:end-shape="id22" draw:end-glue-point="3" svg:d="M83428 37375v-5725h16580" svg:viewBox="0 0 16581 5726">
          <text:p text:style-name="P1">아니오</text:p>
        </draw:connector>
        <draw:custom-shape draw:style-name="gr19" draw:text-style-name="P3" xml:id="id30" draw:id="id30" draw:layer="layout" svg:width="10cm" svg:height="2.7cm" svg:x="78.428cm" svg:y="7.9cm">
          <text:p text:style-name="P4">매니저 노드</text:p>
          <text:p text:style-name="P4">(Fire_drone_manager)</text:p>
          <draw:enhanced-geometry svg:viewBox="0 0 21600 21600" draw:type="rectangle" draw:enhanced-path="M 0 0 L 21600 0 21600 21600 0 21600 0 0 Z N"/>
        </draw:custom-shape>
        <draw:custom-shape draw:style-name="gr20" draw:text-style-name="P2" xml:id="id7" draw:id="id7" draw:layer="layout" svg:width="8.264cm" svg:height="3.3cm" svg:x="100.876cm" svg:y="37.68cm">
          <text:p text:style-name="P4">불을 발견했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19" draw:id="id19" draw:layer="layout" svg:width="10cm" svg:height="4cm" svg:x="78.428cm" svg:y="37.375cm">
          <text:p text:style-name="P4">이전에 불을 발견했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계층4" draw:type="line" svg:x1="161.489cm" svg:y1="29.009cm" svg:x2="161.489cm" svg:y2="32.045cm" draw:start-shape="id11" draw:start-glue-point="2" draw:end-shape="id3" draw:end-glue-point="0" svg:d="M161489 29009v3036" svg:viewBox="0 0 1 3037">
          <text:p/>
        </draw:connector>
        <draw:connector draw:style-name="gr5" draw:text-style-name="P5" draw:layer="계층4" svg:x1="77.828cm" svg:y1="3.55cm" svg:x2="40.471cm" svg:y2="7.85cm" draw:start-shape="id23" draw:start-glue-point="5" draw:end-shape="id24" draw:end-glue-point="0" svg:d="M77828 3550h-37357v4300" svg:viewBox="0 0 37358 4301">
          <text:p/>
        </draw:connector>
        <draw:connector draw:style-name="gr5" draw:text-style-name="P5" draw:layer="계층4" svg:x1="89.028cm" svg:y1="3.55cm" svg:x2="175.564cm" svg:y2="7.6cm" draw:start-shape="id23" draw:start-glue-point="7" draw:end-shape="id25" draw:end-glue-point="0" svg:d="M89028 3550h86536v4050" svg:viewBox="0 0 86537 4051">
          <text:p/>
        </draw:connector>
        <draw:connector draw:style-name="gr5" draw:text-style-name="P5" draw:layer="계층4" draw:line-skew="0.674cm" svg:x1="85.5cm" svg:y1="4.6cm" svg:x2="105.008cm" svg:y2="8.25cm" draw:start-shape="id23" draw:start-glue-point="12" draw:end-shape="id26" draw:end-glue-point="0" svg:d="M85500 4600v2500h19508v1150" svg:viewBox="0 0 19509 3651">
          <text:p/>
        </draw:connector>
        <draw:connector draw:style-name="gr5" draw:text-style-name="P5" draw:layer="계층4" svg:x1="89.028cm" svg:y1="3.999cm" svg:x2="161.489cm" svg:y2="7.75cm" draw:start-shape="id23" draw:start-glue-point="10" draw:end-shape="id27" draw:end-glue-point="0" svg:d="M89028 3999h72461v3751" svg:viewBox="0 0 72462 3752">
          <text:p/>
        </draw:connector>
        <draw:custom-shape draw:style-name="gr8" draw:text-style-name="P2" xml:id="id28" draw:id="id28" draw:layer="계층4" svg:width="10cm" svg:height="3cm" svg:x="156.489cm" svg:y="50.155cm">
          <text:p text:style-name="P4">베터리의 잔량이 부족함을 알린다</text:p>
          <draw:enhanced-geometry svg:viewBox="0 0 21600 21600" draw:type="rectangle" draw:enhanced-path="M 0 0 L 21600 0 21600 21600 0 21600 0 0 Z N"/>
        </draw:custom-shape>
        <draw:custom-shape draw:style-name="gr8" draw:text-style-name="P2" xml:id="id61" draw:id="id61" draw:layer="계층4" svg:width="10cm" svg:height="3cm" svg:x="156.489cm" svg:y="62.227cm">
          <text:p text:style-name="P4">처음 시작점으로 되돌아 오는</text:p>
          <text:p text:style-name="P4">비행 모드를 위한</text:p>
          <text:p text:style-name="P4">파라미터를 설정한다</text:p>
          <draw:enhanced-geometry svg:viewBox="0 0 21600 21600" draw:type="rectangle" draw:enhanced-path="M 0 0 L 21600 0 21600 21600 0 21600 0 0 Z N"/>
        </draw:custom-shape>
        <draw:custom-shape draw:style-name="gr8" draw:text-style-name="P2" xml:id="id29" draw:id="id29" draw:layer="계층4" svg:width="10cm" svg:height="3cm" svg:x="156.489cm" svg:y="56.191cm">
          <text:p text:style-name="P4">화재 인식 노드를 비활성화하는</text:p>
          <text:p text:style-name="P4">파러미터를 설정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계층4" draw:type="line" svg:x1="161.489cm" svg:y1="53.155cm" svg:x2="161.489cm" svg:y2="56.191cm" draw:start-shape="id28" draw:start-glue-point="2" draw:end-shape="id29" draw:end-glue-point="0" svg:d="M161489 53155v3036" svg:viewBox="0 0 1 3037">
          <text:p/>
        </draw:connector>
        <draw:custom-shape draw:style-name="gr10" draw:text-style-name="P2" xml:id="id32" draw:id="id32" draw:layer="계층4" svg:width="10cm" svg:height="4cm" svg:x="78.428cm" svg:y="17.902cm">
          <text:p text:style-name="P4">순찰 비행 노드를 실행할</text:p>
          <text:p text:style-name="P4">파라미터 값인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" xml:id="id31" draw:id="id31" draw:layer="계층4" svg:width="10cm" svg:height="2.7cm" svg:x="78.428cm" svg:y="13.001cm">
          <draw:glue-point draw:id="4" svg:x="5.001cm" svg:y="-1.296cm"/>
          <draw:glue-point draw:id="5" svg:x="5.001cm" svg:y="0.555cm"/>
          <draw:glue-point draw:id="6" svg:x="5.001cm" svg:y="2.037cm"/>
          <text:p text:style-name="P4">파라미터 서버에서 파라미터를</text:p>
          <text:p text:style-name="P4">확인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계층4" draw:type="line" svg:x1="83.428cm" svg:y1="10.6cm" svg:x2="83.428cm" svg:y2="13.001cm" draw:start-shape="id30" draw:start-glue-point="2" draw:end-shape="id31" draw:end-glue-point="0" svg:d="M83428 10600v2401" svg:viewBox="0 0 1 2402">
          <text:p/>
        </draw:connector>
        <draw:connector draw:style-name="gr5" draw:text-style-name="P5" draw:layer="계층4" draw:type="line" svg:x1="83.428cm" svg:y1="15.701cm" svg:x2="83.428cm" svg:y2="17.902cm" draw:start-shape="id31" draw:start-glue-point="2" draw:end-shape="id32" draw:end-glue-point="4" svg:d="M83428 15701v2201" svg:viewBox="0 0 1 2202">
          <text:p/>
        </draw:connector>
        <draw:connector draw:style-name="gr18" draw:text-style-name="P2" draw:layer="계층4" draw:line-skew="1.519cm" svg:x1="88.428cm" svg:y1="19.902cm" svg:x2="88.428cm" svg:y2="14.9cm" draw:start-shape="id32" draw:start-glue-point="7" draw:end-shape="id31" draw:end-glue-point="6" svg:d="M88428 19902h2021v-5002h-2021" svg:viewBox="0 0 2022 5003">
          <text:p text:style-name="P1">아니오</text:p>
        </draw:connector>
        <draw:connector draw:style-name="gr22" draw:text-style-name="P2" draw:layer="계층4" draw:line-skew="11.325cm" svg:x1="78.428cm" svg:y1="26.1cm" svg:x2="45.721cm" svg:y2="9.25cm" draw:start-shape="id33" draw:start-glue-point="5" draw:end-shape="id24" draw:end-glue-point="1" svg:d="M78428 26100h-5028v-16850h-27679" svg:viewBox="0 0 32708 16851">
          <text:p text:style-name="P1">아니오</text:p>
        </draw:connector>
        <draw:custom-shape draw:style-name="gr10" draw:text-style-name="P2" xml:id="id33" draw:id="id33" draw:layer="계층4" svg:width="10cm" svg:height="4cm" svg:x="78.428cm" svg:y="24.1cm">
          <text:p text:style-name="P4">이미 순찰 비행 노드가</text:p>
          <text:p text:style-name="P4">실행 중인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계층4" draw:type="line" svg:x1="83.428cm" svg:y1="21.902cm" svg:x2="83.428cm" svg:y2="24.1cm" draw:start-shape="id32" draw:start-glue-point="6" draw:end-shape="id33" svg:d="M83428 21902v2198" svg:viewBox="0 0 1 2199">
          <text:p/>
        </draw:connector>
        <draw:connector draw:style-name="gr18" draw:text-style-name="P2" draw:layer="계층4" draw:line-skew="2.819cm" svg:x1="88.428cm" svg:y1="26.1cm" svg:x2="88.428cm" svg:y2="14.5cm" draw:start-shape="id33" draw:start-glue-point="7" draw:end-shape="id31" draw:end-glue-point="5" svg:d="M88428 26100h3321v-11600h-3321" svg:viewBox="0 0 3322 11601">
          <text:p text:style-name="P1">예</text:p>
        </draw:connector>
        <draw:custom-shape draw:style-name="gr23" draw:text-style-name="P2" xml:id="id34" draw:id="id34" draw:layer="계층4" svg:width="10cm" svg:height="2.4cm" svg:x="57.501cm" svg:y="23.876cm">
          <draw:glue-point draw:id="4" svg:x="-5.001cm" svg:y="0.933cm"/>
          <draw:glue-point draw:id="5" svg:x="-5.001cm" svg:y="-0.733cm"/>
          <text:p text:style-name="P4">파라미터 서버로부터</text:p>
          <text:p text:style-name="P4">위도와 경도를 얻는다</text:p>
          <draw:enhanced-geometry svg:viewBox="0 0 21600 21600" draw:type="rectangle" draw:enhanced-path="M 0 0 L 21600 0 21600 21600 0 21600 0 0 Z N"/>
        </draw:custom-shape>
        <draw:connector draw:style-name="gr5" draw:text-style-name="P5" draw:layer="계층4" draw:type="line" svg:x1="62.501cm" svg:y1="26.276cm" svg:x2="62.501cm" svg:y2="29.445cm" draw:start-shape="id34" draw:start-glue-point="2" draw:end-shape="id12" draw:end-glue-point="4" svg:d="M62501 26276v3169" svg:viewBox="0 0 1 3170">
          <text:p/>
        </draw:connector>
        <draw:connector draw:style-name="gr24" draw:text-style-name="P2" draw:layer="계층4" draw:line-skew="1.398cm" svg:x1="67.501cm" svg:y1="31.445cm" svg:x2="67.501cm" svg:y2="25.076cm" draw:start-shape="id12" draw:start-glue-point="7" draw:end-shape="id34" draw:end-glue-point="1" svg:d="M67501 31445h1900v-6369h-1900" svg:viewBox="0 0 1901 6370">
          <text:p text:style-name="P1">아니오</text:p>
        </draw:connector>
        <draw:custom-shape draw:style-name="gr25" draw:text-style-name="P2" xml:id="id15" draw:id="id15" draw:layer="계층4" svg:width="10cm" svg:height="2.4cm" svg:x="57.501cm" svg:y="55.368cm">
          <text:p text:style-name="P4">목표 지점에 도착했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계층4" draw:line-skew="2.111cm" svg:x1="67.501cm" svg:y1="56.568cm" svg:x2="67.501cm" svg:y2="51.723cm" draw:start-shape="id15" draw:start-glue-point="7" draw:end-shape="id14" svg:d="M67501 56568h2613v-4845h-2613" svg:viewBox="0 0 2614 4846">
          <text:p text:style-name="P1">아니오</text:p>
        </draw:connector>
        <draw:custom-shape draw:style-name="gr6" draw:text-style-name="P2" xml:id="id90" draw:id="id90" draw:layer="계층4" svg:width="10cm" svg:height="3cm" svg:x="35.471cm" svg:y="30.7cm">
          <text:p text:style-name="P4">정해놓은 순찰 횟수까지</text:p>
          <text:p text:style-name="P4">완료하였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58" draw:id="id58" draw:layer="계층4" svg:width="10cm" svg:height="2cm" svg:x="35.471cm" svg:y="52.627cm">
          <text:p text:style-name="P4">화재 인식 노드를 비활성화한다</text:p>
          <draw:enhanced-geometry svg:viewBox="0 0 21600 21600" draw:type="rectangle" draw:enhanced-path="M 0 0 L 21600 0 21600 21600 0 21600 0 0 Z N"/>
        </draw:custom-shape>
        <draw:custom-shape draw:style-name="gr15" draw:text-style-name="P2" xml:id="id35" draw:id="id35" draw:layer="계층4" svg:width="10cm" svg:height="2cm" svg:x="100.008cm" svg:y="15.283cm">
          <draw:glue-point draw:id="4" svg:x="5cm" svg:y="-3.095cm"/>
          <text:p text:style-name="P4">파라미터 서버에서</text:p>
          <text:p text:style-name="P4">파라미터 값을 확인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계층4" draw:type="line" svg:x1="105.008cm" svg:y1="10.25cm" svg:x2="105.008cm" svg:y2="15.283cm" draw:start-shape="id26" draw:start-glue-point="2" draw:end-shape="id35" svg:d="M105008 10250v5033" svg:viewBox="0 0 1 5034">
          <text:p/>
        </draw:connector>
        <draw:custom-shape draw:style-name="gr26" draw:text-style-name="P2" xml:id="id21" draw:id="id21" draw:layer="계층4" svg:width="9.79cm" svg:height="3.3cm" svg:x="100.113cm" svg:y="22.317cm">
          <text:p text:style-name="P4">화재 인식을 실행할</text:p>
          <text:p text:style-name="P4">파라미터 값인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계층4" draw:type="line" svg:x1="105.008cm" svg:y1="17.283cm" svg:x2="105.008cm" svg:y2="22.317cm" draw:start-shape="id35" draw:start-glue-point="2" draw:end-shape="id21" svg:d="M105008 17283v5034" svg:viewBox="0 0 1 5035">
          <text:p/>
        </draw:connector>
        <draw:connector draw:style-name="gr18" draw:text-style-name="P2" draw:layer="계층4" draw:line-skew="1.998cm" svg:x1="109.903cm" svg:y1="23.967cm" svg:x2="110.008cm" svg:y2="16.283cm" draw:start-shape="id21" draw:start-glue-point="7" draw:end-shape="id35" svg:d="M109903 23967h2604v-7684h-2499" svg:viewBox="0 0 2605 7685">
          <text:p text:style-name="P1">아니오</text:p>
        </draw:connector>
        <draw:custom-shape draw:style-name="gr27" draw:text-style-name="P2" xml:id="id36" draw:id="id36" draw:layer="계층4" svg:width="10cm" svg:height="2cm" svg:x="110.682cm" svg:y="43.019cm">
          <text:p text:style-name="P4">순찰 비행이 실행 중인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계층4" draw:type="line" svg:x1="115.682cm" svg:y1="40.33cm" svg:x2="115.682cm" svg:y2="43.019cm" draw:start-shape="id17" draw:start-glue-point="2" draw:end-shape="id36" draw:end-glue-point="4" svg:d="M115682 40330v2689" svg:viewBox="0 0 1 2690">
          <text:p/>
        </draw:connector>
        <draw:connector draw:style-name="gr5" draw:text-style-name="P2" draw:layer="계층4" draw:type="line" svg:x1="115.682cm" svg:y1="45.019cm" svg:x2="115.682cm" svg:y2="47.764cm" draw:start-shape="id36" draw:start-glue-point="6" draw:end-shape="id1" draw:end-glue-point="0" svg:d="M115682 45019v2745" svg:viewBox="0 0 1 2746">
          <text:p/>
        </draw:connector>
        <draw:connector draw:style-name="gr17" draw:text-style-name="P2" draw:layer="계층4" draw:line-skew="2.432cm" svg:x1="120.682cm" svg:y1="44.019cm" svg:x2="120.682cm" svg:y2="52.807cm" draw:start-shape="id36" draw:start-glue-point="7" draw:end-shape="id2" draw:end-glue-point="1" svg:d="M120682 44019h2934v8788h-2934" svg:viewBox="0 0 2935 8789">
          <text:p text:style-name="P1">아니오</text:p>
        </draw:connector>
        <draw:custom-shape draw:style-name="gr28" draw:text-style-name="P2" xml:id="id37" draw:id="id37" draw:layer="계층4" svg:width="10cm" svg:height="2.1cm" svg:x="139.397cm" svg:y="28.173cm">
          <text:p text:style-name="P4">파라미터 서버에서 화재 경보의</text:p>
          <text:p text:style-name="P4">파라미터 값을 확인한다</text:p>
          <draw:enhanced-geometry svg:viewBox="0 0 21600 21600" draw:type="rectangle" draw:enhanced-path="M 0 0 L 21600 0 21600 21600 0 21600 0 0 Z N"/>
        </draw:custom-shape>
        <draw:custom-shape draw:style-name="gr6" draw:text-style-name="P2" xml:id="id38" draw:id="id38" draw:layer="계층4" svg:width="10cm" svg:height="3cm" svg:x="139.397cm" svg:y="33.016cm">
          <text:p text:style-name="P4">화재 경보를 하는</text:p>
          <text:p text:style-name="P4">파라미터인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계층4" draw:type="line" svg:x1="144.397cm" svg:y1="30.273cm" svg:x2="144.397cm" svg:y2="33.016cm" draw:start-shape="id37" draw:start-glue-point="2" draw:end-shape="id38" draw:end-glue-point="4" svg:d="M144397 30273v2743" svg:viewBox="0 0 1 2744">
          <text:p/>
        </draw:connector>
        <draw:connector draw:style-name="gr18" draw:text-style-name="P2" draw:layer="계층4" draw:line-skew="2.215cm" svg:x1="149.397cm" svg:y1="34.516cm" svg:x2="149.397cm" svg:y2="29.223cm" draw:start-shape="id38" draw:start-glue-point="7" draw:end-shape="id37" svg:d="M149397 34516h2717v-5293h-2717" svg:viewBox="0 0 2718 5294">
          <text:p text:style-name="P1">아니오</text:p>
        </draw:connector>
        <draw:custom-shape draw:style-name="gr28" draw:text-style-name="P2" xml:id="id39" draw:id="id39" draw:layer="계층4" svg:width="10cm" svg:height="2.1cm" svg:x="139.397cm" svg:y="38.759cm">
          <text:p text:style-name="P4">화재 경보음을 낸다</text:p>
          <draw:enhanced-geometry svg:viewBox="0 0 21600 21600" draw:type="rectangle" draw:enhanced-path="M 0 0 L 21600 0 21600 21600 0 21600 0 0 Z N"/>
        </draw:custom-shape>
        <draw:connector draw:style-name="gr5" draw:text-style-name="P2" draw:layer="계층4" draw:type="line" svg:x1="144.397cm" svg:y1="36.016cm" svg:x2="144.397cm" svg:y2="38.759cm" draw:start-shape="id38" draw:start-glue-point="6" draw:end-shape="id39" svg:d="M144397 36016v2743" svg:viewBox="0 0 1 2744">
          <text:p/>
        </draw:connector>
        <draw:connector draw:style-name="gr5" draw:text-style-name="P5" draw:layer="계층4" draw:line-skew="-1.309cm" svg:x1="139.397cm" svg:y1="44.65cm" svg:x2="139.397cm" svg:y2="29.223cm" draw:start-shape="id40" draw:start-glue-point="3" draw:end-shape="id37" draw:end-glue-point="3" svg:d="M139397 44650h-1810v-15427h1810" svg:viewBox="0 0 1811 15428">
          <text:p/>
        </draw:connector>
        <draw:custom-shape draw:style-name="gr14" draw:text-style-name="P2" xml:id="id18" draw:id="id18" draw:layer="계층4" svg:width="7.91cm" svg:height="1.521cm" svg:x="89.859cm" svg:y="38.564cm">
          <text:p text:style-name="P4">화재 알림을 비활성화하는</text:p>
          <text:p text:style-name="P4">파라미터를 설정한다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계층4" draw:type="line" svg:x1="89.859cm" svg:y1="39.324cm" svg:x2="88.428cm" svg:y2="39.375cm" draw:start-shape="id18" draw:start-glue-point="3" draw:end-shape="id19" svg:d="M89859 39324l-1431 51" svg:viewBox="0 0 1432 52">
          <text:p/>
        </draw:connector>
        <draw:custom-shape draw:style-name="gr15" draw:text-style-name="P2" xml:id="id51" draw:id="id51" draw:layer="계층4" svg:width="10cm" svg:height="2cm" svg:x="78.428cm" svg:y="59.604cm">
          <text:p text:style-name="P4">매니저 노드가 비행 노드를 </text:p>
          <text:p text:style-name="P4">실행하는 파라미터를 설정한다</text:p>
          <draw:enhanced-geometry svg:viewBox="0 0 21600 21600" draw:type="rectangle" draw:enhanced-path="M 0 0 L 21600 0 21600 21600 0 21600 0 0 Z N"/>
        </draw:custom-shape>
        <draw:connector draw:style-name="gr5" draw:text-style-name="P2" draw:layer="계층4" draw:type="line" svg:x1="83.466cm" svg:y1="48.606cm" svg:x2="83.428cm" svg:y2="52.528cm" draw:start-shape="id20" draw:start-glue-point="6" draw:end-shape="id41" svg:d="M83466 48606l-38 3922" svg:viewBox="0 0 39 3923">
          <text:p/>
        </draw:connector>
        <draw:custom-shape draw:style-name="gr23" draw:text-style-name="P2" xml:id="id42" draw:id="id42" draw:layer="계층4" svg:width="10cm" svg:height="2.4cm" svg:x="57.501cm" svg:y="42.934cm">
          <text:p text:style-name="P4">화재 인식 노드를 비활성화하는</text:p>
          <text:p text:style-name="P4">파라미터를 설정한다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3" draw:id="id13" draw:layer="계층4" svg:width="10cm" svg:height="2.4cm" svg:x="57.501cm" svg:y="36.189cm">
          <text:p text:style-name="P4">매니저 노드를 비활성화하는</text:p>
          <text:p text:style-name="P4">파라미터를 설정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계층4" draw:type="line" svg:x1="62.501cm" svg:y1="38.589cm" svg:x2="62.501cm" svg:y2="42.934cm" draw:start-shape="id13" draw:start-glue-point="2" draw:end-shape="id42" svg:d="M62501 38589v4345" svg:viewBox="0 0 1 4346">
          <text:p/>
        </draw:connector>
        <draw:connector draw:style-name="gr5" draw:text-style-name="P5" draw:layer="계층4" draw:type="line" svg:x1="62.501cm" svg:y1="45.334cm" svg:x2="62.501cm" svg:y2="50.523cm" draw:start-shape="id42" draw:start-glue-point="2" draw:end-shape="id14" draw:end-glue-point="0" svg:d="M62501 45334v5189" svg:viewBox="0 0 1 5190">
          <text:p/>
        </draw:connector>
        <draw:custom-shape draw:style-name="gr28" draw:text-style-name="P2" xml:id="id65" draw:id="id65" draw:layer="layout" svg:width="10cm" svg:height="2.1cm" svg:x="139.397cm" svg:y="12.743cm">
          <text:p text:style-name="P4">처음 시작점의 위경도를</text:p>
          <text:p text:style-name="P4">콜백 함수를 통해서 입력 받는다</text:p>
          <draw:enhanced-geometry svg:viewBox="0 0 21600 21600" draw:type="rectangle" draw:enhanced-path="M 0 0 L 21600 0 21600 21600 0 21600 0 0 Z N"/>
        </draw:custom-shape>
        <draw:custom-shape draw:style-name="gr8" draw:text-style-name="P2" xml:id="id43" draw:id="id43" draw:layer="layout" svg:width="10cm" svg:height="3cm" svg:x="156.489cm" svg:y="13.936cm">
          <text:p text:style-name="P4">사용자로부터 목표 지점의</text:p>
          <text:p text:style-name="P4">위경도를 입력 받는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61.489cm" svg:y1="10.75cm" svg:x2="161.489cm" svg:y2="13.936cm" draw:start-shape="id27" draw:start-glue-point="2" draw:end-shape="id43" draw:end-glue-point="0" svg:d="M161489 10750v3186" svg:viewBox="0 0 1 3187">
          <text:p/>
        </draw:connector>
        <draw:connector draw:style-name="gr5" draw:text-style-name="P5" draw:layer="layout" draw:type="line" svg:x1="161.489cm" svg:y1="16.936cm" svg:x2="161.489cm" svg:y2="19.973cm" draw:start-shape="id43" draw:start-glue-point="2" draw:end-shape="id10" draw:end-glue-point="4" svg:d="M161489 16936v3037" svg:viewBox="0 0 1 3038">
          <text:p/>
        </draw:connector>
        <draw:custom-shape draw:style-name="gr29" draw:text-style-name="P7" xml:id="id45" draw:id="id45" draw:layer="layout" svg:width="10.5cm" svg:height="2.8cm" svg:x="35.221cm" svg:y="13.059cm">
          <draw:glue-point draw:id="4" svg:x="-5cm" svg:y="2.5cm"/>
          <draw:glue-point draw:id="5" svg:x="-5cm" svg:y="-2.857cm"/>
          <draw:glue-point draw:id="6" svg:x="-5cm" svg:y="-3.928cm"/>
          <text:p text:style-name="P6">목표 지점으로 가는 모드인지</text:p>
          <text:p text:style-name="P6">시작점으로 돌아가는 모드인지</text:p>
          <text:p text:style-name="P6">파라마터 서버에서 확인한다</text:p>
          <draw:enhanced-geometry svg:viewBox="0 0 21600 21600" draw:type="rectangle" draw:enhanced-path="M 0 0 L 21600 0 21600 21600 0 21600 0 0 Z N"/>
        </draw:custom-shape>
        <draw:custom-shape draw:style-name="gr30" draw:text-style-name="P2" xml:id="id44" draw:id="id44" draw:layer="layout" svg:width="10.5cm" svg:height="3.1cm" svg:x="35.221cm" svg:y="18.317cm">
          <text:p text:style-name="P4">어떤 비행 모드인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svg:x1="45.721cm" svg:y1="19.867cm" svg:x2="62.501cm" svg:y2="23.876cm" draw:start-shape="id44" draw:start-glue-point="7" draw:end-shape="id34" draw:end-glue-point="0" svg:d="M45721 19867h16780v4009" svg:viewBox="0 0 16781 4010">
          <text:p text:style-name="P1">목표 지점으로 비행하는 모드(1)</text:p>
        </draw:connector>
        <draw:connector draw:style-name="gr5" draw:text-style-name="P5" draw:layer="layout" draw:type="line" svg:x1="40.471cm" svg:y1="15.859cm" svg:x2="40.471cm" svg:y2="18.317cm" draw:start-shape="id45" draw:start-glue-point="2" draw:end-shape="id44" draw:end-glue-point="4" svg:d="M40471 15859v2458" svg:viewBox="0 0 1 2459">
          <text:p/>
        </draw:connector>
        <draw:connector draw:style-name="gr5" draw:text-style-name="P5" draw:layer="layout" draw:type="line" svg:x1="40.471cm" svg:y1="10.65cm" svg:x2="40.471cm" svg:y2="13.059cm" draw:start-shape="id24" draw:start-glue-point="2" draw:end-shape="id45" svg:d="M40471 10650v2409" svg:viewBox="0 0 1 2410">
          <text:p/>
        </draw:connector>
        <draw:custom-shape draw:style-name="gr15" draw:text-style-name="P2" xml:id="id50" draw:id="id50" draw:layer="layout" svg:width="10cm" svg:height="2cm" svg:x="20.662cm" svg:y="23.876cm">
          <text:p text:style-name="P4">화재 인식 노드를 비활성화하는</text:p>
          <text:p text:style-name="P4">파라미터를 설정한다</text:p>
          <draw:enhanced-geometry svg:viewBox="0 0 21600 21600" draw:type="rectangle" draw:enhanced-path="M 0 0 L 21600 0 21600 21600 0 21600 0 0 Z N"/>
        </draw:custom-shape>
        <draw:custom-shape draw:style-name="gr15" draw:text-style-name="P2" xml:id="id46" draw:id="id46" draw:layer="layout" svg:width="10cm" svg:height="2cm" svg:x="20.662cm" svg:y="33.601cm">
          <text:p text:style-name="P4">화재 경보 노드를 비활성화하는</text:p>
          <text:p text:style-name="P4">파라미터를 설정한다</text:p>
          <draw:enhanced-geometry svg:viewBox="0 0 21600 21600" draw:type="rectangle" draw:enhanced-path="M 0 0 L 21600 0 21600 21600 0 21600 0 0 Z N"/>
        </draw:custom-shape>
        <draw:custom-shape draw:style-name="gr15" draw:text-style-name="P2" xml:id="id48" draw:id="id48" draw:layer="layout" svg:width="10cm" svg:height="2cm" svg:x="20.662cm" svg:y="49.901cm">
          <text:p text:style-name="P4">처음 시작점으로 되돌아 온다</text:p>
          <draw:enhanced-geometry svg:viewBox="0 0 21600 21600" draw:type="rectangle" draw:enhanced-path="M 0 0 L 21600 0 21600 21600 0 21600 0 0 Z N"/>
        </draw:custom-shape>
        <draw:custom-shape draw:style-name="gr15" draw:text-style-name="P2" xml:id="id49" draw:id="id49" draw:layer="layout" svg:width="10cm" svg:height="2cm" svg:x="20.662cm" svg:y="54.502cm">
          <text:p text:style-name="P4">착륙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5.662cm" svg:y1="35.601cm" svg:x2="25.662cm" svg:y2="38.6cm" draw:start-shape="id46" draw:start-glue-point="2" draw:end-shape="id47" draw:end-glue-point="0" svg:d="M25662 35601v2999" svg:viewBox="0 0 1 3000">
          <text:p/>
        </draw:connector>
        <draw:connector draw:style-name="gr5" draw:text-style-name="P5" draw:layer="layout" draw:type="line" svg:x1="25.662cm" svg:y1="51.901cm" svg:x2="25.662cm" svg:y2="54.502cm" draw:start-shape="id48" draw:start-glue-point="2" draw:end-shape="id49" svg:d="M25662 51901v2601" svg:viewBox="0 0 1 2602">
          <text:p/>
        </draw:connector>
        <draw:connector draw:style-name="gr13" draw:text-style-name="P2" draw:layer="layout" svg:x1="35.221cm" svg:y1="19.867cm" svg:x2="25.662cm" svg:y2="23.876cm" draw:start-shape="id44" draw:start-glue-point="5" draw:end-shape="id50" draw:end-glue-point="0" svg:d="M35221 19867h-9559v4009" svg:viewBox="0 0 9560 4010">
          <text:p text:style-name="P1">시작 지점으로 되돌아오는 비행 모드(3)</text:p>
        </draw:connector>
        <draw:custom-shape draw:style-name="gr15" draw:text-style-name="P2" xml:id="id41" draw:id="id41" draw:layer="layout" svg:width="10cm" svg:height="2cm" svg:x="78.428cm" svg:y="52.528cm">
          <text:p text:style-name="P4">목표 지점으로 순찰하는 </text:p>
          <text:p text:style-name="P4">모드의 파라미터를 설정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3.428cm" svg:y1="54.528cm" svg:x2="83.428cm" svg:y2="59.604cm" draw:start-shape="id41" draw:start-glue-point="2" draw:end-shape="id51" draw:end-glue-point="0" svg:d="M83428 54528v5076" svg:viewBox="0 0 1 5077">
          <text:p/>
        </draw:connector>
        <draw:custom-shape draw:style-name="gr6" draw:text-style-name="P2" xml:id="id9" draw:id="id9" draw:layer="layout" svg:width="10cm" svg:height="3cm" svg:x="110.682cm" svg:y="71.084cm">
          <text:p text:style-name="P4">사진 촬영 횟수가 3회 이하인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" xml:id="id52" draw:id="id52" draw:layer="layout" svg:width="8.7cm" svg:height="1.5cm" svg:x="123.514cm" svg:y="71.834cm">
          <text:p text:style-name="P4">사진을 촬영한다</text:p>
          <draw:enhanced-geometry svg:viewBox="0 0 21600 21600" draw:type="rectangle" draw:enhanced-path="M 0 0 L 21600 0 21600 21600 0 21600 0 0 Z N"/>
        </draw:custom-shape>
        <draw:connector draw:style-name="gr32" draw:text-style-name="P2" draw:layer="layout" draw:type="line" svg:x1="120.682cm" svg:y1="72.584cm" svg:x2="123.514cm" svg:y2="72.584cm" draw:start-shape="id9" draw:start-glue-point="7" draw:end-shape="id52" draw:end-glue-point="3" svg:d="M120682 72584h2832" svg:viewBox="0 0 2833 1">
          <text:p/>
        </draw:connector>
        <draw:connector draw:style-name="gr5" draw:text-style-name="P5" draw:layer="layout" svg:x1="127.864cm" svg:y1="71.834cm" svg:x2="110.008cm" svg:y2="31.65cm" draw:start-shape="id52" draw:start-glue-point="0" draw:end-shape="id22" draw:end-glue-point="1" svg:d="M127864 71834v-40184h-17856" svg:viewBox="0 0 17857 40185">
          <text:p/>
        </draw:connector>
        <draw:custom-shape draw:style-name="gr15" draw:text-style-name="P2" xml:id="id54" draw:id="id54" draw:layer="layout" svg:width="10cm" svg:height="2cm" svg:x="110.682cm" svg:y="80.873cm">
          <text:p text:style-name="P4">화재 경보를 알리는</text:p>
          <text:p text:style-name="P4">코드를 비활성화한다</text:p>
          <draw:enhanced-geometry svg:viewBox="0 0 21600 21600" draw:type="rectangle" draw:enhanced-path="M 0 0 L 21600 0 21600 21600 0 21600 0 0 Z N"/>
        </draw:custom-shape>
        <draw:custom-shape draw:style-name="gr15" draw:text-style-name="P2" xml:id="id55" draw:id="id55" draw:layer="layout" svg:width="10cm" svg:height="2cm" svg:x="110.682cm" svg:y="85.617cm">
          <text:p text:style-name="P4">열려진 창을 닫는다</text:p>
          <draw:enhanced-geometry svg:viewBox="0 0 21600 21600" draw:type="rectangle" draw:enhanced-path="M 0 0 L 21600 0 21600 21600 0 21600 0 0 Z N"/>
        </draw:custom-shape>
        <draw:rect draw:style-name="gr1" draw:text-style-name="P2" xml:id="id56" draw:id="id56" draw:layer="layout" svg:width="10cm" svg:height="3cm" svg:x="110.682cm" svg:y="89.46cm">
          <text:p text:style-name="P1">처음 시작점으로 되돌아 오는 </text:p>
          <text:p text:style-name="P1">비행 노드를 활성화하는 </text:p>
          <text:p text:style-name="P1">파라미터를 설정한다</text:p>
        </draw:rect>
        <draw:custom-shape draw:style-name="gr8" draw:text-style-name="P2" xml:id="id57" draw:id="id57" draw:layer="layout" svg:width="10cm" svg:height="3cm" svg:x="110.682cm" svg:y="94.505cm">
          <text:p text:style-name="P4">매니저 노드가 비행 노드를 </text:p>
          <text:p text:style-name="P4">실행할 수 있도록 </text:p>
          <text:p text:style-name="P4">파라미터를 설정한다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15.682cm" svg:y1="74.084cm" svg:x2="115.682cm" svg:y2="76.228cm" draw:start-shape="id9" draw:start-glue-point="6" draw:end-shape="id53" draw:end-glue-point="0" svg:d="M115682 74084v2144" svg:viewBox="0 0 1 2145">
          <text:p/>
        </draw:connector>
        <draw:connector draw:style-name="gr5" draw:text-style-name="P5" draw:layer="layout" draw:type="line" svg:x1="115.682cm" svg:y1="82.873cm" svg:x2="115.682cm" svg:y2="85.617cm" draw:start-shape="id54" draw:start-glue-point="2" draw:end-shape="id55" draw:end-glue-point="0" svg:d="M115682 82873v2744" svg:viewBox="0 0 1 2745">
          <text:p/>
        </draw:connector>
        <draw:connector draw:style-name="gr5" draw:text-style-name="P5" draw:layer="layout" draw:type="line" svg:x1="115.682cm" svg:y1="87.617cm" svg:x2="115.682cm" svg:y2="89.46cm" draw:start-shape="id55" draw:start-glue-point="2" draw:end-shape="id56" draw:end-glue-point="0" svg:d="M115682 87617v1843" svg:viewBox="0 0 1 1844">
          <text:p/>
        </draw:connector>
        <draw:connector draw:style-name="gr5" draw:text-style-name="P5" draw:layer="layout" draw:type="line" svg:x1="115.682cm" svg:y1="92.46cm" svg:x2="115.682cm" svg:y2="94.505cm" draw:start-shape="id56" draw:end-shape="id57" draw:end-glue-point="0" svg:d="M115682 92460v2045" svg:viewBox="0 0 1 2046">
          <text:p/>
        </draw:connector>
        <draw:connector draw:style-name="gr5" draw:text-style-name="P5" draw:layer="layout" draw:type="line" svg:x1="40.471cm" svg:y1="54.627cm" svg:x2="40.471cm" svg:y2="57.085cm" draw:start-shape="id58" draw:start-glue-point="2" draw:end-shape="id59" draw:end-glue-point="0" svg:d="M40471 54627v2458" svg:viewBox="0 0 1 2459">
          <text:p/>
        </draw:connector>
        <draw:connector draw:style-name="gr33" draw:text-style-name="P5" draw:layer="layout" draw:line-skew="-1.383cm 15.528cm" svg:x1="35.471cm" svg:y1="58.085cm" svg:x2="59.187cm" svg:y2="109.301cm" draw:start-shape="id59" draw:start-glue-point="3" draw:end-shape="id60" draw:end-glue-point="6" svg:d="M35471 58085h-1884v41615h25600v9601" svg:viewBox="0 0 25601 51217">
          <text:p/>
        </draw:connector>
        <draw:connector draw:style-name="gr34" draw:text-style-name="P5" draw:layer="layout" svg:x1="88.428cm" svg:y1="53.528cm" svg:x2="61.387cm" svg:y2="109.258cm" draw:start-shape="id41" draw:start-glue-point="1" draw:end-shape="id60" draw:end-glue-point="9" svg:d="M88428 53528h501v28365h-27542v27365" svg:viewBox="0 0 27543 55731">
          <text:p/>
        </draw:connector>
        <draw:connector draw:style-name="gr34" draw:text-style-name="P5" draw:layer="layout" draw:line-skew="2.177cm 4.441cm" svg:x1="120.682cm" svg:y1="90.96cm" svg:x2="62.687cm" svg:y2="109.258cm" draw:start-shape="id56" draw:start-glue-point="1" draw:end-shape="id60" draw:end-glue-point="5" svg:d="M120682 90960h2678v14340h-60673v3958" svg:viewBox="0 0 60674 18299">
          <text:p/>
        </draw:connector>
        <draw:connector draw:style-name="gr34" draw:text-style-name="P5" draw:layer="layout" draw:line-skew="6.07cm 12.657cm" svg:x1="166.489cm" svg:y1="63.727cm" svg:x2="63.987cm" svg:y2="109.258cm" draw:start-shape="id61" draw:start-glue-point="1" draw:end-shape="id60" draw:end-glue-point="8" svg:d="M166489 63727h6571v36173h-109073v9358" svg:viewBox="0 0 109074 45532">
          <text:p/>
        </draw:connector>
        <draw:connector draw:style-name="gr35" draw:text-style-name="P5" draw:layer="layout" draw:line-skew="43.541cm -24.733cm" svg:x1="56.587cm" svg:y1="109.258cm" svg:x2="35.221cm" svg:y2="14.459cm" draw:start-shape="id60" draw:start-glue-point="7" draw:end-shape="id45" draw:end-glue-point="3" svg:d="M56587 109258v-3158h-46600v-91641h25234" svg:viewBox="0 0 46601 94800">
          <text:p/>
        </draw:connector>
        <draw:connector draw:style-name="gr5" draw:text-style-name="P5" draw:layer="layout" draw:line-skew="-7.018cm" svg:x1="78.428cm" svg:y1="60.604cm" svg:x2="78.428cm" svg:y2="14.351cm" draw:start-shape="id51" draw:start-glue-point="3" draw:end-shape="id31" draw:end-glue-point="3" svg:d="M78428 60604h-7519v-46253h7519" svg:viewBox="0 0 7520 46254">
          <text:p/>
        </draw:connector>
        <draw:connector draw:style-name="gr18" draw:text-style-name="P2" draw:layer="layout" draw:line-skew="2.848cm" svg:x1="166.489cm" svg:y1="21.473cm" svg:x2="166.489cm" svg:y2="15.436cm" draw:start-shape="id10" draw:start-glue-point="7" draw:end-shape="id43" draw:end-glue-point="1" svg:d="M166489 21473h3350v-6037h-3350" svg:viewBox="0 0 3351 6038">
          <text:p text:style-name="P1">아니오</text:p>
        </draw:connector>
        <draw:custom-shape draw:style-name="gr8" draw:text-style-name="P2" xml:id="id64" draw:id="id64" draw:layer="layout" svg:width="10cm" svg:height="3cm" svg:x="156.489cm" svg:y="74.3cm">
          <text:p text:style-name="P4">매니저 노드가 비행 노드를 </text:p>
          <text:p text:style-name="P4">실행할 수 있도록</text:p>
          <text:p text:style-name="P4">파라미터를 설정한다</text:p>
          <draw:enhanced-geometry svg:viewBox="0 0 21600 21600" draw:type="rectangle" draw:enhanced-path="M 0 0 L 21600 0 21600 21600 0 21600 0 0 Z N"/>
        </draw:custom-shape>
        <draw:custom-shape draw:style-name="gr36" draw:text-style-name="P2" xml:id="id62" draw:id="id62" draw:layer="layout" svg:width="10cm" svg:height="3.5cm" svg:x="156.489cm" svg:y="44.118cm">
          <text:p text:style-name="P4">베터리의 잔량 부족을</text:p>
          <text:p text:style-name="P4">1회 이상 출력했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161.489cm" svg:y1="41.082cm" svg:x2="161.489cm" svg:y2="44.118cm" draw:start-shape="id4" draw:start-glue-point="6" draw:end-shape="id62" svg:d="M161489 41082v3036" svg:viewBox="0 0 1 3037">
          <text:p/>
        </draw:connector>
        <draw:connector draw:style-name="gr7" draw:text-style-name="P2" draw:layer="layout" draw:line-skew="-1.828cm" svg:x1="156.489cm" svg:y1="45.868cm" svg:x2="156.489cm" svg:y2="33.545cm" draw:start-shape="id62" draw:start-glue-point="5" draw:end-shape="id3" draw:end-glue-point="3" svg:d="M156489 45868h-2329v-12323h2329" svg:viewBox="0 0 2330 12324">
          <text:p text:style-name="P1">예</text:p>
        </draw:connector>
        <draw:connector draw:style-name="gr5" draw:text-style-name="P2" draw:layer="layout" draw:type="line" svg:x1="161.489cm" svg:y1="47.618cm" svg:x2="161.489cm" svg:y2="50.155cm" draw:start-shape="id62" draw:start-glue-point="6" draw:end-shape="id28" svg:d="M161489 47618v2537" svg:viewBox="0 0 1 2538">
          <text:p/>
        </draw:connector>
        <draw:connector draw:style-name="gr5" draw:text-style-name="P5" draw:layer="layout" draw:type="line" svg:x1="161.489cm" svg:y1="59.191cm" svg:x2="161.489cm" svg:y2="62.227cm" draw:start-shape="id29" draw:start-glue-point="2" draw:end-shape="id61" svg:d="M161489 59191v3036" svg:viewBox="0 0 1 3037">
          <text:p/>
        </draw:connector>
        <draw:connector draw:style-name="gr5" draw:text-style-name="P5" draw:layer="layout" draw:type="line" svg:x1="161.489cm" svg:y1="65.227cm" svg:x2="161.489cm" svg:y2="68.264cm" draw:start-shape="id61" draw:start-glue-point="2" draw:end-shape="id63" svg:d="M161489 65227v3037" svg:viewBox="0 0 1 3038">
          <text:p/>
        </draw:connector>
        <draw:connector draw:style-name="gr5" draw:text-style-name="P5" draw:layer="layout" draw:type="line" svg:x1="161.489cm" svg:y1="71.264cm" svg:x2="161.489cm" svg:y2="74.3cm" draw:start-shape="id63" draw:end-shape="id64" svg:d="M161489 71264v3036" svg:viewBox="0 0 1 3037">
          <text:p/>
        </draw:connector>
        <draw:connector draw:style-name="gr13" draw:text-style-name="P2" draw:layer="layout" draw:line-skew="11.596cm" svg:x1="156.489cm" svg:y1="75.8cm" svg:x2="88.428cm" svg:y2="14.002cm" draw:start-shape="id64" draw:start-glue-point="3" draw:end-shape="id31" draw:end-glue-point="4" svg:d="M156489 75800h-22434v-61798h-45627" svg:viewBox="0 0 68062 61799">
          <text:p text:style-name="P1">a</text:p>
        </draw:connector>
        <draw:custom-shape draw:style-name="gr6" draw:text-style-name="P2" xml:id="id66" draw:id="id66" draw:layer="layout" svg:width="10cm" svg:height="3cm" svg:x="139.397cm" svg:y="17.586cm">
          <text:p text:style-name="P4">입력받은 위경도는</text:p>
          <text:p text:style-name="P4">유효한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144.397cm" svg:y1="14.843cm" svg:x2="144.397cm" svg:y2="17.586cm" draw:start-shape="id65" draw:start-glue-point="2" draw:end-shape="id66" svg:d="M144397 14843v2743" svg:viewBox="0 0 1 2744">
          <text:p/>
        </draw:connector>
        <draw:connector draw:style-name="gr18" draw:text-style-name="P2" draw:layer="layout" draw:line-skew="2.215cm" svg:x1="149.397cm" svg:y1="19.086cm" svg:x2="149.397cm" svg:y2="13.793cm" draw:start-shape="id66" draw:start-glue-point="7" draw:end-shape="id65" svg:d="M149397 19086h2717v-5293h-2717" svg:viewBox="0 0 2718 5294">
          <text:p text:style-name="P1">아니오</text:p>
        </draw:connector>
        <draw:connector draw:style-name="gr5" draw:text-style-name="P2" draw:layer="layout" draw:type="line" svg:x1="144.397cm" svg:y1="20.586cm" svg:x2="144.397cm" svg:y2="23.329cm" draw:start-shape="id66" draw:start-glue-point="6" draw:end-shape="id67" draw:end-glue-point="0" svg:d="M144397 20586v2743" svg:viewBox="0 0 1 2744">
          <text:p/>
        </draw:connector>
        <draw:custom-shape draw:style-name="gr28" draw:text-style-name="P2" xml:id="id67" draw:id="id67" draw:layer="layout" svg:width="10cm" svg:height="2.1cm" svg:x="139.397cm" svg:y="23.329cm">
          <draw:glue-point draw:id="4" svg:x="-5.001cm" svg:y="1.528cm"/>
          <text:p text:style-name="P4">파라미터 서버에 처음 </text:p>
          <text:p text:style-name="P4">시작점의 위경도를 저장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44.397cm" svg:y1="10.3cm" svg:x2="144.397cm" svg:y2="12.743cm" draw:start-shape="id68" draw:end-shape="id65" svg:d="M144397 10300v2443" svg:viewBox="0 0 1 2444">
          <text:p/>
        </draw:connector>
        <draw:custom-shape draw:style-name="gr28" draw:text-style-name="P2" xml:id="id40" draw:id="id40" draw:layer="layout" svg:width="10cm" svg:height="2.1cm" svg:x="139.397cm" svg:y="43.6cm">
          <text:p text:style-name="P4">화재 경보의 메시지를 보낸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44.397cm" svg:y1="40.859cm" svg:x2="144.397cm" svg:y2="43.6cm" draw:start-shape="id39" draw:start-glue-point="2" draw:end-shape="id40" draw:end-glue-point="0" svg:d="M144397 40859v2741" svg:viewBox="0 0 1 2742">
          <text:p/>
        </draw:connector>
        <draw:connector draw:style-name="gr5" draw:text-style-name="P5" draw:layer="layout" draw:type="line" svg:x1="144.397cm" svg:y1="25.429cm" svg:x2="144.397cm" svg:y2="28.173cm" draw:start-shape="id67" draw:start-glue-point="2" draw:end-shape="id37" draw:end-glue-point="0" svg:d="M144397 25429v2744" svg:viewBox="0 0 1 2745">
          <text:p/>
        </draw:connector>
        <draw:custom-shape draw:style-name="gr15" draw:text-style-name="P2" xml:id="id69" draw:id="id69" draw:layer="layout" svg:width="10cm" svg:height="2cm" svg:x="20.662cm" svg:y="29cm">
          <text:p text:style-name="P4">매니저 노드의 파라미터 값을 0으로</text:p>
          <text:p text:style-name="P4">설정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5.662cm" svg:y1="25.876cm" svg:x2="25.662cm" svg:y2="29cm" draw:start-shape="id50" draw:start-glue-point="2" draw:end-shape="id69" svg:d="M25662 25876v3124" svg:viewBox="0 0 1 3125">
          <text:p/>
        </draw:connector>
        <draw:connector draw:style-name="gr5" draw:text-style-name="P5" draw:layer="layout" draw:type="line" svg:x1="25.662cm" svg:y1="31cm" svg:x2="25.662cm" svg:y2="33.601cm" draw:start-shape="id69" draw:start-glue-point="2" draw:end-shape="id46" draw:end-glue-point="0" svg:d="M25662 31000v2601" svg:viewBox="0 0 1 2602">
          <text:p/>
        </draw:connector>
        <draw:custom-shape draw:style-name="gr15" draw:text-style-name="P2" xml:id="id6" draw:id="id6" draw:layer="layout" svg:width="10cm" svg:height="2cm" svg:x="110.682cm" svg:y="62.196cm">
          <text:p text:style-name="P4">화재를 화면의 중앙에 </text:p>
          <text:p text:style-name="P4">맞추었음을 출력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11.917cm" svg:x1="120.682cm" svg:y1="96.005cm" svg:x2="110.008cm" svg:y2="15.664cm" draw:start-shape="id57" draw:start-glue-point="1" draw:end-shape="id35" draw:end-glue-point="4" svg:d="M120682 96005h12418v-80341h-23092" svg:viewBox="0 0 23093 80342">
          <text:p/>
        </draw:connector>
        <draw:connector draw:style-name="gr5" draw:text-style-name="P5" draw:layer="layout" draw:type="line" svg:x1="115.682cm" svg:y1="64.196cm" svg:x2="115.682cm" svg:y2="66.74cm" draw:start-shape="id6" draw:end-shape="id8" draw:end-glue-point="0" svg:d="M115682 64196v2544" svg:viewBox="0 0 1 2545">
          <text:p/>
        </draw:connector>
        <draw:custom-shape draw:style-name="gr15" draw:text-style-name="P2" xml:id="id70" draw:id="id70" draw:layer="layout" svg:width="10cm" svg:height="2cm" svg:x="20.662cm" svg:y="59.1cm">
          <text:p text:style-name="P4">종료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5.662cm" svg:y1="56.502cm" svg:x2="25.662cm" svg:y2="59.1cm" draw:start-shape="id49" draw:start-glue-point="2" draw:end-shape="id70" draw:end-glue-point="0" svg:d="M25662 56502v2598" svg:viewBox="0 0 1 2599">
          <text:p/>
        </draw:connector>
        <draw:custom-shape draw:style-name="gr15" draw:text-style-name="P2" xml:id="id72" draw:id="id72" draw:layer="layout" svg:width="10cm" svg:height="2cm" svg:x="35.471cm" svg:y="66cm">
          <text:p text:style-name="P4">종료한다</text:p>
          <draw:enhanced-geometry svg:viewBox="0 0 21600 21600" draw:type="rectangle" draw:enhanced-path="M 0 0 L 21600 0 21600 21600 0 21600 0 0 Z N"/>
        </draw:custom-shape>
        <draw:custom-shape draw:style-name="gr37" draw:text-style-name="P2" xml:id="id71" draw:id="id71" draw:layer="layout" svg:width="10cm" svg:height="2cm" svg:x="35.471cm" svg:y="61.544cm">
          <text:p text:style-name="P4">매니저 노드가 비행 노드를</text:p>
          <text:p text:style-name="P4">실행하도록 파라미터를 설정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0.471cm" svg:y1="59.085cm" svg:x2="40.471cm" svg:y2="61.544cm" draw:start-shape="id59" draw:start-glue-point="2" draw:end-shape="id71" draw:end-glue-point="0" svg:d="M40471 59085v2459" svg:viewBox="0 0 1 2460">
          <text:p/>
        </draw:connector>
        <draw:connector draw:style-name="gr5" draw:text-style-name="P5" draw:layer="layout" draw:type="line" svg:x1="40.471cm" svg:y1="63.544cm" svg:x2="40.471cm" svg:y2="66cm" draw:start-shape="id71" draw:start-glue-point="2" draw:end-shape="id72" draw:end-glue-point="0" svg:d="M40471 63544v2456" svg:viewBox="0 0 1 2457">
          <text:p/>
        </draw:connector>
        <draw:custom-shape draw:style-name="gr15" draw:text-style-name="P2" xml:id="id53" draw:id="id53" draw:layer="layout" svg:width="10cm" svg:height="2cm" svg:x="110.682cm" svg:y="76.228cm">
          <text:p text:style-name="P4">고도와 카메라의 각도에 따라</text:p>
          <text:p text:style-name="P4">앞으로 전진하여 소화탄을 투척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15.682cm" svg:y1="78.228cm" svg:x2="115.682cm" svg:y2="80.873cm" draw:start-shape="id53" draw:start-glue-point="2" draw:end-shape="id54" draw:end-glue-point="0" svg:d="M115682 78228v2645" svg:viewBox="0 0 1 2646">
          <text:p/>
        </draw:connector>
        <draw:connector draw:style-name="gr13" draw:text-style-name="P2" draw:layer="layout" draw:type="line" svg:x1="40.471cm" svg:y1="21.417cm" svg:x2="40.471cm" svg:y2="23.876cm" draw:start-shape="id44" draw:start-glue-point="6" draw:end-shape="id73" draw:end-glue-point="0" svg:d="M40471 21417v2459" svg:viewBox="0 0 1 2460">
          <text:p text:style-name="P1">목표 지점에서 일정하게 순찰하는 비행 모드(2)</text:p>
        </draw:connector>
        <draw:custom-shape draw:style-name="gr23" draw:text-style-name="P2" xml:id="id16" draw:id="id16" draw:layer="layout" svg:width="10cm" svg:height="2.4cm" svg:x="57.501cm" svg:y="60.813cm">
          <text:p text:style-name="P4">순찰하는 비행 모드로</text:p>
          <text:p text:style-name="P4">파라미터 값을 바꾼다</text:p>
          <draw:enhanced-geometry svg:viewBox="0 0 21600 21600" draw:type="rectangle" draw:enhanced-path="M 0 0 L 21600 0 21600 21600 0 21600 0 0 Z N"/>
        </draw:custom-shape>
        <draw:custom-shape draw:style-name="gr23" draw:text-style-name="P2" xml:id="id74" draw:id="id74" draw:layer="layout" svg:width="10cm" svg:height="2.4cm" svg:x="57.501cm" svg:y="66.357cm">
          <text:p text:style-name="P4">매니저 노드가 다시</text:p>
          <text:p text:style-name="P4">flyTarget노드를 실행하도록</text:p>
          <text:p text:style-name="P4">파라미터를 설정한다</text:p>
          <draw:enhanced-geometry svg:viewBox="0 0 21600 21600" draw:type="rectangle" draw:enhanced-path="M 0 0 L 21600 0 21600 21600 0 21600 0 0 Z N"/>
        </draw:custom-shape>
        <draw:custom-shape draw:style-name="gr15" draw:text-style-name="P2" xml:id="id75" draw:id="id75" draw:layer="layout" svg:width="10cm" svg:height="2cm" svg:x="57.501cm" svg:y="72.2cm">
          <text:p text:style-name="P4">종료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2.501cm" svg:y1="63.213cm" svg:x2="62.501cm" svg:y2="66.357cm" draw:start-shape="id16" draw:start-glue-point="2" draw:end-shape="id74" svg:d="M62501 63213v3144" svg:viewBox="0 0 1 3145">
          <text:p/>
        </draw:connector>
        <draw:connector draw:style-name="gr5" draw:text-style-name="P5" draw:layer="layout" draw:type="line" svg:x1="62.501cm" svg:y1="68.757cm" svg:x2="62.501cm" svg:y2="72.2cm" draw:start-shape="id74" draw:start-glue-point="2" draw:end-shape="id75" svg:d="M62501 68757v3443" svg:viewBox="0 0 1 3444">
          <text:p/>
        </draw:connector>
        <draw:custom-shape draw:style-name="gr15" draw:text-style-name="P2" xml:id="id76" draw:id="id76" draw:layer="layout" svg:width="10cm" svg:height="2cm" svg:x="35.471cm" svg:y="35.134cm">
          <text:p text:style-name="P4">가까운 북쪽 <text:s/>좌표까지</text:p>
          <text:p text:style-name="P4">순찰 비행한다</text:p>
          <draw:enhanced-geometry svg:viewBox="0 0 21600 21600" draw:type="rectangle" draw:enhanced-path="M 0 0 L 21600 0 21600 21600 0 21600 0 0 Z N"/>
        </draw:custom-shape>
        <draw:custom-shape draw:style-name="gr15" draw:text-style-name="P2" xml:id="id77" draw:id="id77" draw:layer="layout" svg:width="10cm" svg:height="2cm" svg:x="35.471cm" svg:y="39.593cm">
          <text:p text:style-name="P4">가까운 동쪽 좌표까지</text:p>
          <text:p text:style-name="P4">순찰 비행한다</text:p>
          <draw:enhanced-geometry svg:viewBox="0 0 21600 21600" draw:type="rectangle" draw:enhanced-path="M 0 0 L 21600 0 21600 21600 0 21600 0 0 Z N"/>
        </draw:custom-shape>
        <draw:custom-shape draw:style-name="gr15" draw:text-style-name="P2" xml:id="id78" draw:id="id78" draw:layer="layout" svg:width="10cm" svg:height="2cm" svg:x="35.471cm" svg:y="44.051cm">
          <text:p text:style-name="P4">가까운 남쪽 좌표까지</text:p>
          <text:p text:style-name="P4">순찰 비행한다</text:p>
          <draw:enhanced-geometry svg:viewBox="0 0 21600 21600" draw:type="rectangle" draw:enhanced-path="M 0 0 L 21600 0 21600 21600 0 21600 0 0 Z N"/>
        </draw:custom-shape>
        <draw:custom-shape draw:style-name="gr15" draw:text-style-name="P2" xml:id="id79" draw:id="id79" draw:layer="layout" svg:width="10cm" svg:height="2cm" svg:x="35.471cm" svg:y="48.51cm">
          <text:p text:style-name="P4">가까운 서쪽 좌표까지</text:p>
          <text:p text:style-name="P4">순찰 비행한다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0.471cm" svg:y1="37.134cm" svg:x2="40.471cm" svg:y2="39.593cm" draw:start-shape="id76" draw:start-glue-point="2" draw:end-shape="id77" draw:end-glue-point="0" svg:d="M40471 37134v2459" svg:viewBox="0 0 1 2460">
          <text:p/>
        </draw:connector>
        <draw:connector draw:style-name="gr5" draw:text-style-name="P5" draw:layer="layout" draw:type="line" svg:x1="40.471cm" svg:y1="41.593cm" svg:x2="40.471cm" svg:y2="44.051cm" draw:start-shape="id77" draw:start-glue-point="2" draw:end-shape="id78" draw:end-glue-point="0" svg:d="M40471 41593v2458" svg:viewBox="0 0 1 2459">
          <text:p/>
        </draw:connector>
        <draw:connector draw:style-name="gr5" draw:text-style-name="P5" draw:layer="layout" draw:type="line" svg:x1="40.471cm" svg:y1="46.051cm" svg:x2="40.471cm" svg:y2="48.51cm" draw:start-shape="id78" draw:start-glue-point="2" draw:end-shape="id79" draw:end-glue-point="0" svg:d="M40471 46051v2459" svg:viewBox="0 0 1 2460">
          <text:p/>
        </draw:connector>
        <draw:connector draw:style-name="gr38" draw:text-style-name="P8" draw:layer="layout" svg:x1="87.1cm" svg:y1="4.6cm" svg:x2="144.397cm" svg:y2="8.2cm" draw:start-shape="id23" draw:start-glue-point="9" draw:end-shape="id68" draw:end-glue-point="0" svg:d="M87100 4600v1801h57297v1799" svg:viewBox="0 0 57298 3601">
          <text:p/>
        </draw:connector>
        <draw:custom-shape draw:style-name="gr15" draw:text-style-name="P2" xml:id="id80" draw:id="id80" draw:layer="layout" svg:width="10cm" svg:height="2cm" svg:x="95.86cm" svg:y="114.9cm">
          <draw:glue-point draw:id="4" svg:x="-4.2cm" svg:y="-5cm"/>
          <draw:glue-point draw:id="5" svg:x="-3.2cm" svg:y="-5cm"/>
          <draw:glue-point draw:id="6" svg:x="-1.9cm" svg:y="-1cm" draw:align="center"/>
          <draw:glue-point draw:id="7" svg:x="1.5cm" svg:y="-5cm"/>
          <draw:glue-point draw:id="8" svg:x="2.7cm" svg:y="-5cm"/>
          <draw:glue-point draw:id="9" svg:x="3.9cm" svg:y="-5cm"/>
          <text:p text:style-name="P4">파라미터(Parameter)</text:p>
          <draw:enhanced-geometry svg:viewBox="0 0 21600 21600" draw:type="rectangle" draw:enhanced-path="M 0 0 L 21600 0 21600 21600 0 21600 0 0 Z N"/>
        </draw:custom-shape>
        <draw:custom-shape draw:style-name="gr39" draw:text-style-name="P9" xml:id="id82" draw:id="id82" draw:layer="layout" svg:width="10cm" svg:height="1.904cm" svg:x="38.273cm" svg:y="109.258cm">
          <draw:glue-point draw:id="4" svg:x="-2.986cm" svg:y="-0.953cm" draw:align="center" draw:escape-direction="up"/>
          <draw:glue-point draw:id="5" svg:x="-1.986cm" svg:y="-0.953cm" draw:align="center" draw:escape-direction="up"/>
          <draw:glue-point draw:id="6" svg:x="1.914cm" svg:y="-0.953cm" draw:align="center" draw:escape-direction="up"/>
          <draw:glue-point draw:id="7" svg:x="0.914cm" svg:y="-0.953cm" draw:align="center" draw:escape-direction="up"/>
          <draw:glue-point draw:id="8" svg:x="2.714cm" svg:y="-5.005cm"/>
          <draw:glue-point draw:id="9" svg:x="-1.086cm" svg:y="-5.005cm"/>
          <text:p text:style-name="P4"><text:span text:style-name="T1">/Fire_drone</text:span><text:span text:style-name="T2">_</text:span>managerl/or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xml:id="id60" draw:id="id60" draw:layer="layout" svg:width="10cm" svg:height="1.904cm" svg:x="55.285cm" svg:y="109.258cm">
          <draw:glue-point draw:id="4" svg:x="-2.398cm" svg:y="-5.005cm"/>
          <draw:glue-point draw:id="5" svg:x="2.402cm" svg:y="-5.005cm"/>
          <draw:glue-point draw:id="6" svg:x="-1.098cm" svg:y="-4.779cm"/>
          <draw:glue-point draw:id="7" svg:x="-3.698cm" svg:y="-5.005cm"/>
          <draw:glue-point draw:id="8" svg:x="3.702cm" svg:y="-5.005cm"/>
          <draw:glue-point draw:id="9" svg:x="1.102cm" svg:y="-5.005cm"/>
          <text:p text:style-name="P10"><text:span text:style-name="T1">/fly_to_targetl/param_of_flying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xml:id="id83" draw:id="id83" draw:layer="layout" svg:width="10.862cm" svg:height="1.904cm" svg:x="72.698cm" svg:y="109.258cm">
          <draw:glue-point draw:id="4" svg:x="-3.813cm" svg:y="-5.005cm"/>
          <draw:glue-point draw:id="5" svg:x="-1.972cm" svg:y="-5.005cm"/>
          <draw:glue-point draw:id="6" svg:x="1.894cm" svg:y="-5.005cm"/>
          <draw:glue-point draw:id="7" svg:x="3.643cm" svg:y="-5.005cm"/>
          <text:p text:style-name="P6"><text:span text:style-name="T1">/fire_detectorl/param_of_detector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xml:id="id84" draw:id="id84" draw:layer="layout" svg:width="10.2cm" svg:height="1.904cm" svg:x="89.71cm" svg:y="109.258cm">
          <draw:glue-point draw:id="4" svg:x="0.957cm" svg:y="-5.005cm"/>
          <text:p text:style-name="P10"><text:span text:style-name="T1">/play_alarmlfire_detection_state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xml:id="id85" draw:id="id85" draw:layer="layout" svg:width="4.9cm" svg:height="1.904cm" svg:x="112.223cm" svg:y="109.258cm">
          <draw:glue-point draw:id="4" svg:x="1.661cm" svg:y="-5.005cm"/>
          <text:p text:style-name="P4">/tar_lati</text:p>
          <draw:enhanced-geometry svg:viewBox="0 0 21600 21600" draw:type="rectangle" draw:enhanced-path="M 0 0 L 21600 0 21600 21600 0 21600 0 0 Z N"/>
        </draw:custom-shape>
        <draw:custom-shape draw:style-name="gr43" draw:text-style-name="P9" xml:id="id86" draw:id="id86" draw:layer="layout" svg:width="4.6cm" svg:height="1.62cm" svg:x="129.735cm" svg:y="109.4cm">
          <draw:glue-point draw:id="4" svg:x="4.026cm" svg:y="-5cm"/>
          <text:p text:style-name="P4">/tar_long</text:p>
          <draw:enhanced-geometry svg:viewBox="0 0 21600 21600" draw:type="rectangle" draw:enhanced-path="M 0 0 L 21600 0 21600 21600 0 21600 0 0 Z N"/>
        </draw:custom-shape>
        <draw:custom-shape draw:style-name="gr44" draw:text-style-name="P9" xml:id="id87" draw:id="id87" draw:layer="layout" svg:width="3.8cm" svg:height="1.714cm" svg:x="147.748cm" svg:y="109.353cm">
          <text:p text:style-name="P4">/ori_lati</text:p>
          <draw:enhanced-geometry svg:viewBox="0 0 21600 21600" draw:type="rectangle" draw:enhanced-path="M 0 0 L 21600 0 21600 21600 0 21600 0 0 Z N"/>
        </draw:custom-shape>
        <draw:custom-shape draw:style-name="gr45" draw:text-style-name="P9" xml:id="id88" draw:id="id88" draw:layer="layout" svg:width="6.2cm" svg:height="1.62cm" svg:x="162.56cm" svg:y="109.4cm">
          <text:p text:style-name="P4">/ori_long</text:p>
          <draw:enhanced-geometry svg:viewBox="0 0 21600 21600" draw:type="rectangle" draw:enhanced-path="M 0 0 L 21600 0 21600 21600 0 21600 0 0 Z N"/>
        </draw:custom-shape>
        <draw:custom-shape draw:style-name="gr46" draw:text-style-name="P9" xml:id="id81" draw:id="id81" draw:layer="layout" svg:width="6cm" svg:height="2cm" svg:x="25.06cm" svg:y="109.21cm">
          <text:p text:style-name="P4">/patrol_num</text:p>
          <draw:enhanced-geometry svg:viewBox="0 0 21600 21600" draw:type="rectangle" draw:enhanced-path="M 0 0 L 21600 0 21600 21600 0 21600 0 0 Z N"/>
        </draw:custom-shape>
        <draw:connector draw:style-name="gr47" draw:text-style-name="P1" draw:layer="layout" svg:x1="95.86cm" svg:y1="115.9cm" svg:x2="28.06cm" svg:y2="111.21cm" draw:start-shape="id80" draw:start-glue-point="3" draw:end-shape="id81" draw:end-glue-point="2" svg:d="M95860 115900h-67800v-4690" svg:viewBox="0 0 67801 4691">
          <text:p/>
        </draw:connector>
        <draw:connector draw:style-name="gr47" draw:text-style-name="P1" draw:layer="layout" draw:line-skew="1.369cm" svg:x1="96.66cm" svg:y1="114.9cm" svg:x2="43.273cm" svg:y2="111.162cm" draw:start-shape="id80" draw:start-glue-point="4" draw:end-shape="id82" draw:end-glue-point="2" svg:d="M96660 114900v-500h-53387v-3238" svg:viewBox="0 0 53388 3739">
          <text:p/>
        </draw:connector>
        <draw:connector draw:style-name="gr47" draw:text-style-name="P1" draw:layer="layout" draw:line-skew="0.569cm" svg:x1="97.66cm" svg:y1="114.9cm" svg:x2="60.285cm" svg:y2="111.162cm" draw:start-shape="id80" draw:start-glue-point="5" draw:end-shape="id60" svg:d="M97660 114900v-1300h-37375v-2438" svg:viewBox="0 0 37376 3739">
          <text:p/>
        </draw:connector>
        <draw:connector draw:style-name="gr47" draw:text-style-name="P1" draw:layer="layout" draw:line-skew="0.169cm" svg:x1="98.96cm" svg:y1="114.9cm" svg:x2="78.129cm" svg:y2="111.162cm" draw:start-shape="id80" draw:start-glue-point="6" draw:end-shape="id83" svg:d="M98960 114900v-1700h-20831v-2038" svg:viewBox="0 0 20832 3739">
          <text:p/>
        </draw:connector>
        <draw:connector draw:style-name="gr47" draw:text-style-name="P1" draw:layer="layout" draw:line-skew="-0.731cm" svg:x1="100.86cm" svg:y1="114.9cm" svg:x2="94.81cm" svg:y2="111.162cm" draw:start-shape="id80" draw:start-glue-point="0" draw:end-shape="id84" draw:end-glue-point="2" svg:d="M100860 114900v-2600h-6050v-1138" svg:viewBox="0 0 6051 3739">
          <text:p/>
        </draw:connector>
        <draw:connector draw:style-name="gr47" draw:text-style-name="P1" draw:layer="layout" svg:x1="102.36cm" svg:y1="114.9cm" svg:x2="114.673cm" svg:y2="111.162cm" draw:start-shape="id80" draw:start-glue-point="7" draw:end-shape="id85" draw:end-glue-point="2" svg:d="M102360 114900v-1869h12313v-1869" svg:viewBox="0 0 12314 3739">
          <text:p/>
        </draw:connector>
        <draw:connector draw:style-name="gr47" draw:text-style-name="P1" draw:layer="layout" draw:line-skew="0.34cm" svg:x1="103.56cm" svg:y1="114.9cm" svg:x2="132.035cm" svg:y2="111.02cm" draw:start-shape="id80" draw:start-glue-point="8" draw:end-shape="id86" draw:end-glue-point="2" svg:d="M103560 114900v-1600h28475v-2280" svg:viewBox="0 0 28476 3881">
          <text:p/>
        </draw:connector>
        <draw:connector draw:style-name="gr47" draw:text-style-name="P1" draw:layer="layout" draw:line-skew="0.916cm" svg:x1="104.76cm" svg:y1="114.9cm" svg:x2="149.648cm" svg:y2="111.067cm" draw:start-shape="id80" draw:start-glue-point="9" draw:end-shape="id87" draw:end-glue-point="2" svg:d="M104760 114900v-1000h44888v-2833" svg:viewBox="0 0 44889 3834">
          <text:p/>
        </draw:connector>
        <draw:connector draw:style-name="gr47" draw:text-style-name="P1" draw:layer="layout" svg:x1="105.86cm" svg:y1="115.9cm" svg:x2="165.66cm" svg:y2="111.02cm" draw:start-shape="id80" draw:start-glue-point="1" draw:end-shape="id88" draw:end-glue-point="2" svg:d="M105860 115900h59800v-4880" svg:viewBox="0 0 59801 4881">
          <text:p/>
        </draw:connector>
        <draw:connector draw:style-name="gr48" draw:text-style-name="P8" draw:layer="layout" svg:x1="110.682cm" svg:y1="96.005cm" svg:x2="43.273cm" svg:y2="109.258cm" draw:start-shape="id57" draw:start-glue-point="3" draw:end-shape="id82" draw:end-glue-point="0" svg:d="M110682 96005h-67409v13253" svg:viewBox="0 0 67410 13254">
          <text:p/>
        </draw:connector>
        <draw:connector draw:style-name="gr49" draw:text-style-name="P8" draw:layer="layout" draw:line-skew="-7.174cm 33.771cm" svg:x1="20.662cm" svg:y1="30cm" svg:x2="40.287cm" svg:y2="109.258cm" draw:start-shape="id69" draw:start-glue-point="3" draw:end-shape="id82" draw:end-glue-point="4" svg:d="M20662 30000h-7675v73900h27300v5358" svg:viewBox="0 0 27301 79259">
          <text:p/>
        </draw:connector>
        <draw:connector draw:style-name="gr50" draw:text-style-name="P8" draw:layer="layout" draw:line-skew="-5.161cm 30.87cm" svg:x1="20.662cm" svg:y1="34.601cm" svg:x2="73.988cm" svg:y2="109.258cm" draw:start-shape="id46" draw:start-glue-point="3" draw:end-shape="id83" draw:end-glue-point="4" svg:d="M20662 34601h-5662v68699h58988v5958" svg:viewBox="0 0 58989 74658">
          <text:p/>
        </draw:connector>
        <draw:connector draw:style-name="gr51" draw:text-style-name="P8" draw:layer="layout" draw:line-skew="-8.774cm 37.733cm" svg:x1="20.662cm" svg:y1="24.876cm" svg:x2="75.988cm" svg:y2="109.258cm" draw:start-shape="id50" draw:start-glue-point="3" draw:end-shape="id83" draw:end-glue-point="5" svg:d="M20662 24876h-9275v80424h64601v3958" svg:viewBox="0 0 64602 84383">
          <text:p/>
        </draw:connector>
        <draw:connector draw:style-name="gr52" draw:text-style-name="P8" draw:layer="layout" draw:line-skew="-2.983cm 35.233cm" svg:x1="35.471cm" svg:y1="24.876cm" svg:x2="78.129cm" svg:y2="109.258cm" draw:start-shape="id73" draw:start-glue-point="3" draw:end-shape="id83" draw:end-glue-point="0" svg:d="M35471 24876h-3484v77924h46142v6458" svg:viewBox="0 0 46143 84383">
          <text:p/>
        </draw:connector>
        <draw:connector draw:style-name="gr53" draw:text-style-name="P8" draw:layer="layout" draw:line-skew="-0.383cm 12.399cm" svg:x1="35.471cm" svg:y1="62.544cm" svg:x2="41.287cm" svg:y2="109.258cm" draw:start-shape="id71" draw:start-glue-point="3" draw:end-shape="id82" draw:end-glue-point="5" svg:d="M35471 62544h-884v36256h6700v10458" svg:viewBox="0 0 6701 46715">
          <text:p/>
        </draw:connector>
        <draw:custom-shape draw:style-name="gr54" draw:text-style-name="P4" xml:id="id47" draw:id="id47" draw:layer="layout" svg:width="10cm" svg:height="2.3cm" svg:x="20.662cm" svg:y="38.6cm">
          <text:p text:style-name="P4">파라미터 서버로부터</text:p>
          <text:p text:style-name="P4">시작 위치의 위도와 경도를</text:p>
          <text:p text:style-name="P4">얻는다</text:p>
          <draw:enhanced-geometry svg:viewBox="0 0 21600 21600" draw:type="rectangle" draw:enhanced-path="M 0 0 L 21600 0 21600 21600 0 21600 0 0 Z N"/>
        </draw:custom-shape>
        <draw:custom-shape draw:style-name="gr55" draw:text-style-name="P4" xml:id="id89" draw:id="id89" draw:layer="layout" svg:width="10cm" svg:height="4cm" svg:x="20.662cm" svg:y="42.4cm">
          <text:p text:style-name="P4">파라미터로부터 얻은</text:p>
          <text:p text:style-name="P4">위도와 경도가 올바른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6" draw:text-style-name="P8" draw:layer="layout" draw:type="line" svg:x1="25.662cm" svg:y1="40.9cm" svg:x2="25.662cm" svg:y2="42.4cm" draw:start-shape="id47" draw:start-glue-point="2" draw:end-shape="id89" draw:end-glue-point="4" svg:d="M25662 40900v1500" svg:viewBox="0 0 1 1501">
          <text:p/>
        </draw:connector>
        <draw:connector draw:style-name="gr57" draw:text-style-name="P13" draw:layer="layout" draw:line-skew="-1.974cm" svg:x1="20.662cm" svg:y1="44.4cm" svg:x2="20.662cm" svg:y2="39.75cm" draw:start-shape="id89" draw:start-glue-point="5" draw:end-shape="id47" draw:end-glue-point="3" svg:d="M20662 44400h-2475v-4650h2475" svg:viewBox="0 0 2476 4651">
          <text:p text:style-name="P1">아니오</text:p>
        </draw:connector>
        <draw:connector draw:style-name="gr58" draw:text-style-name="P13" draw:layer="layout" draw:type="line" svg:x1="25.662cm" svg:y1="46.4cm" svg:x2="25.662cm" svg:y2="49.901cm" draw:start-shape="id89" draw:start-glue-point="6" draw:end-shape="id48" svg:d="M25662 46400v3501" svg:viewBox="0 0 1 3502">
          <text:p/>
        </draw:connector>
        <draw:connector draw:style-name="gr59" draw:text-style-name="P8" draw:layer="layout" draw:line-skew="-6.213cm 36.133cm" svg:x1="57.501cm" svg:y1="25.299cm" svg:x2="114.673cm" svg:y2="109.258cm" draw:start-shape="id34" draw:start-glue-point="4" draw:end-shape="id85" draw:end-glue-point="0" svg:d="M57501 25299h-6714v78601h63886v5358" svg:viewBox="0 0 63887 83960">
          <text:p/>
        </draw:connector>
        <draw:connector draw:style-name="gr60" draw:text-style-name="P8" draw:layer="layout" draw:line-skew="-7.313cm 36.662cm" svg:x1="57.501cm" svg:y1="24.901cm" svg:x2="132.035cm" svg:y2="109.4cm" draw:start-shape="id34" draw:start-glue-point="5" draw:end-shape="id86" draw:end-glue-point="0" svg:d="M57501 24901h-7814v79599h82348v4900" svg:viewBox="0 0 82349 84500">
          <text:p/>
        </draw:connector>
        <draw:connector draw:style-name="gr61" draw:text-style-name="P8" draw:layer="layout" svg:x1="57.501cm" svg:y1="37.389cm" svg:x2="45.987cm" svg:y2="109.258cm" draw:start-shape="id13" draw:start-glue-point="3" draw:end-shape="id82" draw:end-glue-point="8" svg:d="M57501 37389h-11514v71869" svg:viewBox="0 0 11515 71870">
          <text:p/>
        </draw:connector>
        <draw:connector draw:style-name="gr62" draw:text-style-name="P8" draw:layer="layout" draw:line-skew="-3.513cm 24.704cm" svg:x1="57.501cm" svg:y1="44.134cm" svg:x2="80.186cm" svg:y2="109.258cm" draw:start-shape="id42" draw:start-glue-point="3" draw:end-shape="id83" draw:end-glue-point="6" svg:d="M57501 44134h-4014v57866h26699v7258" svg:viewBox="0 0 26700 65125">
          <text:p/>
        </draw:connector>
        <draw:connector draw:style-name="gr63" draw:text-style-name="P8" draw:layer="layout" svg:x1="57.501cm" svg:y1="67.557cm" svg:x2="45.187cm" svg:y2="109.258cm" draw:start-shape="id74" draw:start-glue-point="3" draw:end-shape="id82" draw:end-glue-point="6" svg:d="M57501 67557h-12314v41701" svg:viewBox="0 0 12315 41702">
          <text:p/>
        </draw:connector>
        <draw:connector draw:style-name="gr64" draw:text-style-name="P8" draw:layer="layout" draw:line-skew="0cm 22.164cm" svg:x1="57.501cm" svg:y1="62.013cm" svg:x2="57.887cm" svg:y2="109.258cm" draw:start-shape="id16" draw:start-glue-point="3" draw:end-shape="id60" draw:end-glue-point="4" svg:d="M57501 62013h-501v46387h887v858" svg:viewBox="0 0 888 47246">
          <text:p/>
        </draw:connector>
        <draw:connector draw:style-name="gr65" draw:text-style-name="P8" draw:layer="layout" svg:x1="83.428cm" svg:y1="61.604cm" svg:x2="42.187cm" svg:y2="109.258cm" draw:start-shape="id51" draw:start-glue-point="2" draw:end-shape="id82" draw:end-glue-point="9" svg:d="M83428 61604v23827h-41241v23827" svg:viewBox="0 0 41242 47655">
          <text:p/>
        </draw:connector>
        <draw:connector draw:style-name="gr66" draw:text-style-name="P8" draw:layer="layout" svg:x1="110.682cm" svg:y1="67.74cm" svg:x2="94.81cm" svg:y2="109.258cm" draw:start-shape="id8" draw:start-glue-point="3" draw:end-shape="id84" draw:end-glue-point="0" svg:d="M110682 67740h-15872v41518" svg:viewBox="0 0 15873 41519">
          <text:p/>
        </draw:connector>
        <draw:connector draw:style-name="gr67" draw:text-style-name="P8" draw:layer="layout" svg:x1="110.682cm" svg:y1="81.873cm" svg:x2="95.786cm" svg:y2="109.258cm" draw:start-shape="id54" draw:start-glue-point="3" draw:end-shape="id84" draw:end-glue-point="4" svg:d="M110682 81873h-14896v27385" svg:viewBox="0 0 14897 27386">
          <text:p/>
        </draw:connector>
        <draw:connector draw:style-name="gr68" draw:text-style-name="P8" draw:layer="layout" draw:line-skew="-2.636cm 35.409cm" svg:x1="139.397cm" svg:y1="24.379cm" svg:x2="149.648cm" svg:y2="109.353cm" draw:start-shape="id67" draw:start-glue-point="3" draw:end-shape="id87" draw:end-glue-point="0" svg:d="M139397 24379h-3137v78421h13388v6553" svg:viewBox="0 0 13389 84975">
          <text:p/>
        </draw:connector>
        <draw:connector draw:style-name="gr69" draw:text-style-name="P8" draw:layer="layout" draw:line-skew="-1.836cm 34.185cm" svg:x1="139.397cm" svg:y1="24.699cm" svg:x2="165.66cm" svg:y2="109.4cm" draw:start-shape="id67" draw:start-glue-point="4" draw:end-shape="id88" draw:end-glue-point="0" svg:d="M139397 24699h-2337v76901h28600v7800" svg:viewBox="0 0 28601 84702">
          <text:p/>
        </draw:connector>
        <draw:connector draw:style-name="gr70" draw:text-style-name="P8" draw:layer="layout" draw:line-skew="10.97cm 37.266cm" svg:x1="166.487cm" svg:y1="27.101cm" svg:x2="115.486cm" svg:y2="109.258cm" draw:start-shape="id11" draw:start-glue-point="4" draw:end-shape="id85" draw:end-glue-point="4" svg:d="M166487 27101h11473v79299h-62474v2858" svg:viewBox="0 0 62475 82158">
          <text:p/>
        </draw:connector>
        <draw:connector draw:style-name="gr71" draw:text-style-name="P8" draw:layer="layout" draw:line-skew="9.51cm 35.595cm" svg:x1="166.487cm" svg:y1="27.699cm" svg:x2="133.886cm" svg:y2="109.4cm" draw:start-shape="id11" draw:start-glue-point="5" draw:end-shape="id86" draw:end-glue-point="4" svg:d="M166487 27699h10013v77101h-42614v4600" svg:viewBox="0 0 42615 81702">
          <text:p/>
        </draw:connector>
        <draw:connector draw:style-name="gr72" draw:text-style-name="P8" draw:layer="layout" draw:line-skew="7.67cm 16.275cm" svg:x1="166.489cm" svg:y1="57.691cm" svg:x2="82.086cm" svg:y2="109.258cm" draw:start-shape="id29" draw:start-glue-point="1" draw:end-shape="id83" draw:end-glue-point="7" svg:d="M166489 57691h8171v42809h-92574v8758" svg:viewBox="0 0 92575 51568">
          <text:p/>
        </draw:connector>
        <draw:connector draw:style-name="gr73" draw:text-style-name="P8" draw:layer="layout" draw:line-skew="5.521cm" svg:x1="161.489cm" svg:y1="77.3cm" svg:x2="44.187cm" svg:y2="109.258cm" draw:start-shape="id64" draw:start-glue-point="2" draw:end-shape="id82" draw:end-glue-point="7" svg:d="M161489 77300v21500h-117302v10458" svg:viewBox="0 0 117303 31959">
          <text:p/>
        </draw:connector>
        <draw:custom-shape draw:style-name="gr74" draw:text-style-name="P4" xml:id="id91" draw:id="id91" draw:layer="layout" svg:width="10cm" svg:height="2cm" svg:x="35.471cm" svg:y="27.8cm">
          <text:p text:style-name="P4">파라미터에서 순찰 횟수를</text:p>
          <text:p text:style-name="P4">확인한다</text:p>
          <draw:enhanced-geometry svg:viewBox="0 0 21600 21600" draw:type="rectangle" draw:enhanced-path="M 0 0 L 21600 0 21600 21600 0 21600 0 0 Z N"/>
        </draw:custom-shape>
        <draw:connector draw:style-name="gr75" draw:text-style-name="P13" draw:layer="layout" draw:type="line" svg:x1="40.471cm" svg:y1="33.7cm" svg:x2="40.471cm" svg:y2="35.134cm" draw:start-shape="id90" draw:start-glue-point="6" draw:end-shape="id76" draw:end-glue-point="0" svg:d="M40471 33700v1434" svg:viewBox="0 0 1 1435">
          <text:p/>
        </draw:connector>
        <draw:connector draw:style-name="gr76" draw:text-style-name="P8" draw:layer="layout" draw:type="line" svg:x1="40.471cm" svg:y1="25.876cm" svg:x2="40.471cm" svg:y2="27.8cm" draw:start-shape="id73" draw:start-glue-point="2" draw:end-shape="id91" draw:end-glue-point="0" svg:d="M40471 25876v1924" svg:viewBox="0 0 1 1925">
          <text:p/>
        </draw:connector>
        <draw:connector draw:style-name="gr77" draw:text-style-name="P8" draw:layer="layout" draw:type="line" svg:x1="40.471cm" svg:y1="29.8cm" svg:x2="40.471cm" svg:y2="30.7cm" draw:start-shape="id91" draw:start-glue-point="2" draw:end-shape="id90" draw:end-glue-point="4" svg:d="M40471 29800v900" svg:viewBox="0 0 1 901">
          <text:p/>
        </draw:connector>
        <draw:connector draw:style-name="gr78" draw:text-style-name="P13" draw:layer="layout" draw:line-skew="1.163cm" svg:x1="45.471cm" svg:y1="32.2cm" svg:x2="45.471cm" svg:y2="53.627cm" draw:start-shape="id90" draw:start-glue-point="7" draw:end-shape="id58" draw:end-glue-point="1" svg:d="M45471 32200h1665v21427h-1665" svg:viewBox="0 0 1666 21428">
          <text:p text:style-name="P1">예</text:p>
        </draw:connector>
        <draw:connector draw:style-name="gr79" draw:text-style-name="P8" draw:layer="layout" draw:line-skew="2.615cm 37.995cm" svg:x1="45.471cm" svg:y1="28.8cm" svg:x2="28.06cm" svg:y2="109.21cm" draw:start-shape="id91" draw:start-glue-point="1" draw:end-shape="id81" draw:end-glue-point="0" svg:d="M45471 28800h3116v78700h-20527v1710" svg:viewBox="0 0 20528 80411">
          <text:p/>
        </draw:connector>
        <draw:connector draw:style-name="gr80" draw:text-style-name="P8" draw:layer="layout" draw:type="line" svg:x1="83.428cm" svg:y1="4.6cm" svg:x2="83.428cm" svg:y2="7.9cm" draw:start-shape="id23" draw:start-glue-point="6" draw:end-shape="id30" draw:end-glue-point="0" svg:d="M83428 4600v3300" svg:viewBox="0 0 1 3301">
          <text:p/>
        </draw:connector>
        <draw:frame draw:style-name="standard" draw:layer="layout" svg:width="24.107cm" svg:height="11.48cm" svg:x="2.092cm" svg:y="2.2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">형태</text:span></text:p>
              </table:table-cell>
              <table:table-cell>
                <text:p text:style-name="P14"><text:span text:style-name="T3">명칭</text:span></text:p>
              </table:table-cell>
              <table:table-cell>
                <text:p text:style-name="P14"><text:span text:style-name="T3">설명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5"><text:span text:style-name="T4">실행 흐름선</text:span></text:p>
              </table:table-cell>
              <table:table-cell>
                <text:p text:style-name="P15"><text:span text:style-name="T4">프로세스의 실행 순서를 나타낸다</text:span><text:span text:style-name="T4">.</text:span></text:p>
              </table:table-cell>
            </table:table-row>
            <table:table-row table:style-name="ro3" table:default-cell-style-name="ce3">
              <table:table-cell/>
              <table:table-cell>
                <text:p text:style-name="P15"><text:span text:style-name="T4">파라미터 흐름선</text:span></text:p>
              </table:table-cell>
              <table:table-cell>
                <text:p text:style-name="P15"><text:span text:style-name="T4">파라미터의 영향 관계를 나타낸다</text:span><text:span text:style-name="T4">.</text:span></text:p>
              </table:table-cell>
            </table:table-row>
            <table:table-row table:style-name="ro3" table:default-cell-style-name="ce3">
              <table:table-cell/>
              <table:table-cell>
                <text:p text:style-name="P15"><text:span text:style-name="T4">처리</text:span></text:p>
              </table:table-cell>
              <table:table-cell>
                <text:p text:style-name="P15"><text:span text:style-name="T4">데이터의 값</text:span><text:span text:style-name="T4">, </text:span><text:span text:style-name="T4">형태</text:span><text:span text:style-name="T4">, </text:span><text:span text:style-name="T4">장소 등을 변경하는 한 세트의 실행을 표현한다</text:span><text:span text:style-name="T4">.</text:span></text:p>
              </table:table-cell>
            </table:table-row>
            <table:table-row table:style-name="ro3" table:default-cell-style-name="ce3">
              <table:table-cell/>
              <table:table-cell>
                <text:p text:style-name="P15"><text:span text:style-name="T4">판단</text:span></text:p>
              </table:table-cell>
              <table:table-cell>
                <text:p text:style-name="P15"><text:span text:style-name="T4">프로그램이 실행되는 조건부 실행을 나타낸다</text:span><text:span text:style-name="T4">.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line draw:style-name="gr81" draw:text-style-name="P8" draw:layer="layout" svg:x1="2.9cm" svg:y1="4.7cm" svg:x2="5.7cm" svg:y2="4.7cm">
            <text:p/>
          </draw:line>
          <draw:line draw:style-name="gr82" draw:text-style-name="P8" draw:layer="layout" svg:x1="2.8cm" svg:y1="7.3cm" svg:x2="5.8cm" svg:y2="7.3cm">
            <text:p/>
          </draw:line>
          <draw:custom-shape draw:style-name="gr83" draw:text-style-name="P1" draw:layer="layout" svg:width="3.5cm" svg:height="1.7cm" svg:x="2.4cm" svg:y="11.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4" draw:text-style-name="P1" draw:layer="layout" svg:width="3.5cm" svg:height="1.3cm" svg:x="2.6cm" svg:y="9.3cm">
            <text:p/>
            <draw:enhanced-geometry svg:viewBox="0 0 21600 21600" draw:type="rectangle" draw:enhanced-path="M 0 0 L 21600 0 21600 21600 0 21600 0 0 Z N"/>
          </draw:custom-shape>
        </draw:g>
        <draw:frame draw:style-name="gr85" draw:text-style-name="P16" draw:layer="layout" svg:width="1.137cm" svg:height="0.886cm" svg:x="24.3cm" svg:y="46.3cm">
          <draw:text-box>
            <text:p>예</text:p>
          </draw:text-box>
        </draw:frame>
        <draw:frame draw:style-name="gr86" draw:text-style-name="P16" draw:layer="layout" svg:width="2.407cm" svg:height="0.886cm" svg:x="37.6cm" svg:y="33.7cm">
          <draw:text-box>
            <text:p>아니오</text:p>
          </draw:text-box>
        </draw:frame>
        <draw:frame draw:style-name="gr85" draw:text-style-name="P16" draw:layer="layout" svg:width="1.137cm" svg:height="0.886cm" svg:x="61.1cm" svg:y="58.1cm">
          <draw:text-box>
            <text:p>예</text:p>
          </draw:text-box>
        </draw:frame>
        <draw:frame draw:style-name="gr85" draw:text-style-name="P16" draw:layer="layout" svg:width="1.137cm" svg:height="0.886cm" svg:x="83.9cm" svg:y="22.1cm">
          <draw:text-box>
            <text:p>예</text:p>
          </draw:text-box>
        </draw:frame>
        <draw:frame draw:style-name="gr86" draw:text-style-name="P16" draw:layer="layout" svg:width="2.407cm" svg:height="0.886cm" svg:x="98.7cm" svg:y="38.2cm">
          <draw:text-box>
            <text:p>아니오</text:p>
          </draw:text-box>
        </draw:frame>
        <draw:frame draw:style-name="gr85" draw:text-style-name="P16" draw:layer="layout" svg:width="1.137cm" svg:height="0.886cm" svg:x="83.5cm" svg:y="41.2cm">
          <draw:text-box>
            <text:p>예</text:p>
          </draw:text-box>
        </draw:frame>
        <draw:frame draw:style-name="gr85" draw:text-style-name="P16" draw:layer="layout" svg:width="1.137cm" svg:height="0.886cm" svg:x="83.7cm" svg:y="48.6cm">
          <draw:text-box>
            <text:p>예</text:p>
          </draw:text-box>
        </draw:frame>
        <draw:frame draw:style-name="gr86" draw:text-style-name="P16" draw:layer="layout" svg:width="2.407cm" svg:height="0.886cm" svg:x="108.1cm" svg:y="56.6cm">
          <draw:text-box>
            <text:p>아니오</text:p>
          </draw:text-box>
        </draw:frame>
        <draw:frame draw:style-name="gr85" draw:text-style-name="P16" draw:layer="layout" svg:width="1.137cm" svg:height="0.886cm" svg:x="109cm" svg:y="38.2cm">
          <draw:text-box>
            <text:p>예</text:p>
          </draw:text-box>
        </draw:frame>
        <draw:frame draw:style-name="gr85" draw:text-style-name="P16" draw:layer="layout" svg:width="1.137cm" svg:height="0.886cm" svg:x="114.3cm" svg:y="45.1cm">
          <draw:text-box>
            <text:p>예</text:p>
          </draw:text-box>
        </draw:frame>
        <draw:frame draw:style-name="gr85" draw:text-style-name="P16" draw:layer="layout" svg:width="1.137cm" svg:height="0.886cm" svg:x="114.2cm" svg:y="59.9cm">
          <draw:text-box>
            <text:p>예</text:p>
          </draw:text-box>
        </draw:frame>
        <draw:frame draw:style-name="gr86" draw:text-style-name="P16" draw:layer="layout" svg:width="2.407cm" svg:height="0.886cm" svg:x="113.2cm" svg:y="74cm">
          <draw:text-box>
            <text:p>아니오</text:p>
          </draw:text-box>
        </draw:frame>
        <draw:frame draw:style-name="gr85" draw:text-style-name="P16" draw:layer="layout" svg:width="1.137cm" svg:height="0.886cm" svg:x="120.2cm" svg:y="71.5cm">
          <draw:text-box>
            <text:p>예</text:p>
          </draw:text-box>
        </draw:frame>
        <draw:frame draw:style-name="gr85" draw:text-style-name="P16" draw:layer="layout" svg:width="1.137cm" svg:height="0.886cm" svg:x="143.3cm" svg:y="20.5cm">
          <draw:text-box>
            <text:p>예</text:p>
          </draw:text-box>
        </draw:frame>
        <draw:frame draw:style-name="gr85" draw:text-style-name="P16" draw:layer="layout" svg:width="1.137cm" svg:height="0.886cm" svg:x="143.1cm" svg:y="36cm">
          <draw:text-box>
            <text:p>예</text:p>
          </draw:text-box>
        </draw:frame>
        <draw:frame draw:style-name="gr85" draw:text-style-name="P16" draw:layer="layout" svg:width="1.137cm" svg:height="0.886cm" svg:x="160.4cm" svg:y="41cm">
          <draw:text-box>
            <text:p>예</text:p>
          </draw:text-box>
        </draw:frame>
        <draw:frame draw:style-name="gr86" draw:text-style-name="P16" draw:layer="layout" svg:width="2.407cm" svg:height="0.886cm" svg:x="159.3cm" svg:y="47.5cm">
          <draw:text-box>
            <text:p>아니오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나눔고딕1" svg:font-family="나눔고딕" style:font-family-generic="system" style:font-pitch="variable"/>
    <style:font-face style:name="바탕1" svg:font-family="바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draw:marker draw:name="화살촉_20_1" draw:display-name="화살촉 1" svg:viewBox="0 0 20 20" svg:d="M0 20l10-20 10 20z"/>
    <draw:marker draw:name="화살촉_20_10" draw:display-name="화살촉 10" svg:viewBox="0 0 20 20" svg:d="M0 20l10-20 10 20z"/>
    <draw:marker draw:name="화살촉_20_11" draw:display-name="화살촉 11" svg:viewBox="0 0 20 20" svg:d="M0 20l10-20 10 20z"/>
    <draw:marker draw:name="화살촉_20_12" draw:display-name="화살촉 12" svg:viewBox="0 0 20 20" svg:d="M0 20l10-20 10 20z"/>
    <draw:marker draw:name="화살촉_20_13" draw:display-name="화살촉 13" svg:viewBox="0 0 20 20" svg:d="M0 20l10-20 10 20z"/>
    <draw:marker draw:name="화살촉_20_15" draw:display-name="화살촉 15" svg:viewBox="0 0 20 20" svg:d="M0 20l10-20 10 20z"/>
    <draw:marker draw:name="화살촉_20_16" draw:display-name="화살촉 16" svg:viewBox="0 0 20 20" svg:d="M0 20l10-20 10 20z"/>
    <draw:marker draw:name="화살촉_20_18" draw:display-name="화살촉 18" svg:viewBox="0 0 20 20" svg:d="M0 20l10-20 10 20z"/>
    <draw:marker draw:name="화살촉_20_19" draw:display-name="화살촉 19" svg:viewBox="0 0 20 20" svg:d="M0 20l10-20 10 20z"/>
    <draw:marker draw:name="화살촉_20_20" draw:display-name="화살촉 20" svg:viewBox="0 0 20 20" svg:d="M0 20l10-20 10 20z"/>
    <draw:marker draw:name="화살촉_20_21" draw:display-name="화살촉 21" svg:viewBox="0 0 20 20" svg:d="M0 20l10-20 10 20z"/>
    <draw:marker draw:name="화살촉_20_22" draw:display-name="화살촉 22" svg:viewBox="0 0 20 20" svg:d="M0 20l10-20 10 20z"/>
    <draw:marker draw:name="화살촉_20_23" draw:display-name="화살촉 23" svg:viewBox="0 0 20 20" svg:d="M0 20l10-20 10 20z"/>
    <draw:marker draw:name="화살촉_20_24" draw:display-name="화살촉 24" svg:viewBox="0 0 20 20" svg:d="M0 20l10-20 10 20z"/>
    <draw:marker draw:name="화살촉_20_26" draw:display-name="화살촉 26" svg:viewBox="0 0 20 20" svg:d="M0 20l10-20 10 20z"/>
    <draw:marker draw:name="화살촉_20_27" draw:display-name="화살촉 27" svg:viewBox="0 0 20 20" svg:d="M0 20l10-20 10 20z"/>
    <draw:marker draw:name="화살촉_20_29" draw:display-name="화살촉 29" svg:viewBox="0 0 20 20" svg:d="M0 20l10-20 10 20z"/>
    <draw:marker draw:name="화살촉_20_3" draw:display-name="화살촉 3" svg:viewBox="0 0 20 20" svg:d="M0 20l10-20 10 20z"/>
    <draw:marker draw:name="화살촉_20_30" draw:display-name="화살촉 30" svg:viewBox="0 0 20 20" svg:d="M0 20l10-20 10 20z"/>
    <draw:marker draw:name="화살촉_20_31" draw:display-name="화살촉 31" svg:viewBox="0 0 20 20" svg:d="M0 20l10-20 10 20z"/>
    <draw:marker draw:name="화살촉_20_32" draw:display-name="화살촉 32" svg:viewBox="0 0 20 20" svg:d="M0 20l10-20 10 20z"/>
    <draw:marker draw:name="화살촉_20_33" draw:display-name="화살촉 33" svg:viewBox="0 0 20 20" svg:d="M0 20l10-20 10 20z"/>
    <draw:marker draw:name="화살촉_20_34" draw:display-name="화살촉 34" svg:viewBox="0 0 20 20" svg:d="M0 20l10-20 10 20z"/>
    <draw:marker draw:name="화살촉_20_36" draw:display-name="화살촉 36" svg:viewBox="0 0 20 20" svg:d="M0 20l10-20 10 20z"/>
    <draw:marker draw:name="화살촉_20_38" draw:display-name="화살촉 38" svg:viewBox="0 0 20 20" svg:d="M0 20l10-20 10 20z"/>
    <draw:marker draw:name="화살촉_20_39" draw:display-name="화살촉 39" svg:viewBox="0 0 20 20" svg:d="M0 20l10-20 10 20z"/>
    <draw:marker draw:name="화살촉_20_4" draw:display-name="화살촉 4" svg:viewBox="0 0 20 20" svg:d="M0 20l10-20 10 20z"/>
    <draw:marker draw:name="화살촉_20_41" draw:display-name="화살촉 41" svg:viewBox="0 0 20 20" svg:d="M0 20l10-20 10 20z"/>
    <draw:marker draw:name="화살촉_20_5" draw:display-name="화살촉 5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나눔고딕" fo:font-family="나눔고딕" style:font-family-generic="roman" style:font-pitch="variable" fo:font-size="18pt" style:letter-kerning="true" style:font-name-asian="나눔고딕1" style:font-family-asian="나눔고딕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90cm" fo:page-height="1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계층4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ee </meta:initial-creator>
    <meta:creation-date>2021-07-23T11:54:53.93</meta:creation-date>
    <dc:date>2021-09-02T13:53:06.592000000</dc:date>
    <meta:editing-duration>P1DT7H21M37S</meta:editing-duration>
    <meta:editing-cycles>841</meta:editing-cycles>
    <meta:generator>LibreOffice/7.1.5.2$Windows_X86_64 LibreOffice_project/85f04e9f809797b8199d13c421bd8a2b025d52b5</meta:generator>
    <meta:document-statistic meta:object-count="251"/>
  </office:meta>
</office:document-meta>
</file>